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7pt" svg:height="374.37pt" svg:x="520.3pt" svg:y="151.17pt">
            <loext:p draw:notify-on-update-of-ranges="Sheet1.F15:Sheet1.F74 Sheet1.G15:Sheet1.G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0</text:p>
          </table:table-cell>
          <table:table-cell table:style-name="Default" office:value-type="string" calcext:value-type="string">
            <text:p>FS</text:p>
          </table:table-cell>
          <table:table-cell table:style-name="Default" office:value-type="string" calcext:value-type="string">
            <text:p>Q</text:p>
          </table:table-cell>
          <table:table-cell table:style-name="Default" table:number-columns-repeated="2"/>
          <table:table-cell table:style-name="ce2" office:value-type="string" calcext:value-type="string">
            <text:p>diff scal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um of a</text:p>
          </table:table-cell>
          <table:table-cell office:value-type="string" calcext:value-type="string">
            <text:p>b/a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4"/>
          <table:table-cell table:number-columns-repeated="3"/>
          <table:table-cell table:formula="of:=[.H5]-[.G5]" office:value-type="float" office:value="2.103037048548" calcext:value-type="float">
            <text:p>2.1030370485</text:p>
          </table:table-cell>
          <table:table-cell table:formula="of:=4*[.F5]/([.K2]*0.707)" office:value-type="float" office:value="0.655618544953295" calcext:value-type="float">
            <text:p>0.655618545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style-name="Default" office:value-type="string" calcext:value-type="string">
            <text:p>w0</text:p>
          </table:table-cell>
          <table:table-cell table:style-name="Default" office:value-type="string" calcext:value-type="string">
            <text:p>alpha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K (gain)</text:p>
          </table:table-cell>
          <table:table-cell table:number-columns-repeated="3"/>
        </table:table-row>
        <table:table-row table:style-name="ro1">
          <table:table-cell office:value-type="float" office:value="3.14159265" calcext:value-type="float">
            <text:p>3.14159265</text:p>
          </table:table-cell>
          <table:table-cell table:style-name="Default" table:formula="of:=2*[.A4]*[.A$2]/[.B$2]" office:value-type="float" office:value="0.314159265" calcext:value-type="float">
            <text:p>0.314159265</text:p>
          </table:table-cell>
          <table:table-cell table:style-name="Default" table:formula="of:=SIN([.B4])/(2*[.C$2])" office:value-type="float" office:value="0.257514161694615" calcext:value-type="float">
            <text:p>0.25751416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5]" office:value-type="float" office:value="-1.5125977032727" calcext:value-type="float">
            <text:p>-1.5125977033</text:p>
          </table:table-cell>
          <table:table-cell table:formula="of:=[.H5]" office:value-type="float" office:value="0.590439345275299" calcext:value-type="float">
            <text:p>0.5904393453</text:p>
          </table:table-cell>
          <table:table-cell table:formula="of:=1/[.C68]" office:value-type="float" office:value="0.0194603944423087" calcext:value-type="float">
            <text:p>0.0194603944</text:p>
          </table:table-cell>
          <table:table-cell office:value-type="string" calcext:value-type="string">
            <text:p>&lt;=manual coefficients</text:p>
          </table:table-cell>
          <table:table-cell table:number-columns-repeated="2"/>
        </table:table-row>
        <table:table-row table:style-name="ro1">
          <table:table-cell office:value-type="float" office:value="3.14159265" calcext:value-type="float">
            <text:p>3.14159265</text:p>
          </table:table-cell>
          <table:table-cell table:style-name="Default" table:formula="of:=2*[.A5]*[.A$2]/[.B$2]" office:value-type="float" office:value="0.314159265" calcext:value-type="float">
            <text:p>0.314159265</text:p>
          </table:table-cell>
          <table:table-cell table:style-name="Default" table:formula="of:=SIN([.B5])/(2*[.C$2])" office:value-type="float" office:value="0.257514161694615" calcext:value-type="float">
            <text:p>0.2575141617</text:p>
          </table:table-cell>
          <table:table-cell table:style-name="Default" table:formula="of:=(1-COS([.B5])/(1+[.C5]))" office:value-type="float" office:value="0.24370114836365" calcext:value-type="float">
            <text:p>0.2437011484</text:p>
          </table:table-cell>
          <table:table-cell table:style-name="Default" table:formula="of:=[.D5]*2" office:value-type="float" office:value="0.4874022967273" calcext:value-type="float">
            <text:p>0.4874022967</text:p>
          </table:table-cell>
          <table:table-cell table:style-name="Default" table:formula="of:=[.D5]" office:value-type="float" office:value="0.24370114836365" calcext:value-type="float">
            <text:p>0.2437011484</text:p>
          </table:table-cell>
          <table:table-cell table:style-name="Default" table:formula="of:=-2*COS([.B5])/(1+[.C5])" office:value-type="float" office:value="-1.5125977032727" calcext:value-type="float">
            <text:p>-1.5125977033</text:p>
          </table:table-cell>
          <table:table-cell table:formula="of:=(1-[.C5])/(1+[.C5])" office:value-type="float" office:value="0.590439345275299" calcext:value-type="float">
            <text:p>0.5904393453</text:p>
          </table:table-cell>
          <table:table-cell table:formula="of:=([.D5]+[.E5]+[.F5])/(-[.G5]+[.H5])" office:value-type="float" office:value="0.463522311281979" calcext:value-type="float">
            <text:p>0.4635223113</text:p>
          </table:table-cell>
          <table:table-cell office:value-type="string" calcext:value-type="string">
            <text:p>&lt;=computer coeffic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temp</text:p>
          </table:table-cell>
          <table:table-cell table:style-name="Default" office:value-type="string" calcext:value-type="string">
            <text:p>f_out</text:p>
          </table:table-cell>
          <table:table-cell table:style-name="Default" office:value-type="string" calcext:value-type="string">
            <text:p>state2</text:p>
          </table:table-cell>
          <table:table-cell table:style-name="Default" office:value-type="string" calcext:value-type="string">
            <text:p>state1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differenc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[.A7]-[.G$4]*[.E7]-[.H$4]*[.D7]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scaled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-[.G$4]*[.E8]-[.H$4]*[.D8]" office:value-type="float" office:value="0" calcext:value-type="float">
            <text:p>0.00</text:p>
          </table:table-cell>
          <table:table-cell table:formula="of:=[.D$4]*[.B8]+[.E$4]*[.E8]+[.F$4]*[.D8]" office:value-type="float" office:value="0" calcext:value-type="float">
            <text:p>0.00</text:p>
          </table:table-cell>
          <table:table-cell table:formula="of:=[.E7]" office:value-type="float" office:value="0" calcext:value-type="float">
            <text:p>0.00</text:p>
          </table:table-cell>
          <table:table-cell table:formula="of:=[.B7]" office:value-type="float" office:value="0" calcext:value-type="float">
            <text:p>0.00</text:p>
          </table:table-cell>
          <table:table-cell table:style-name="Default" table:formula="of:=[.C8]*[.I$4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-[.G$4]*[.E9]-[.H$4]*[.D9]" office:value-type="float" office:value="0" calcext:value-type="float">
            <text:p>0.00</text:p>
          </table:table-cell>
          <table:table-cell table:formula="of:=[.D$4]*[.B9]+[.E$4]*[.E9]+[.F$4]*[.D9]" office:value-type="float" office:value="0" calcext:value-type="float">
            <text:p>0.00</text:p>
          </table:table-cell>
          <table:table-cell table:formula="of:=[.E8]" office:value-type="float" office:value="0" calcext:value-type="float">
            <text:p>0.00</text:p>
          </table:table-cell>
          <table:table-cell table:formula="of:=[.B8]" office:value-type="float" office:value="0" calcext:value-type="float">
            <text:p>0.00</text:p>
          </table:table-cell>
          <table:table-cell table:formula="of:=[.C9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]-[.G$4]*[.E10]-[.H$4]*[.D10]" office:value-type="float" office:value="0" calcext:value-type="float">
            <text:p>0.00</text:p>
          </table:table-cell>
          <table:table-cell table:formula="of:=[.D$4]*[.B10]+[.E$4]*[.E10]+[.F$4]*[.D10]" office:value-type="float" office:value="0" calcext:value-type="float">
            <text:p>0.00</text:p>
          </table:table-cell>
          <table:table-cell table:formula="of:=[.E9]" office:value-type="float" office:value="0" calcext:value-type="float">
            <text:p>0.00</text:p>
          </table:table-cell>
          <table:table-cell table:formula="of:=[.B9]" office:value-type="float" office:value="0" calcext:value-type="float">
            <text:p>0.00</text:p>
          </table:table-cell>
          <table:table-cell table:formula="of:=[.C10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-[.G$4]*[.E11]-[.H$4]*[.D11]" office:value-type="float" office:value="0" calcext:value-type="float">
            <text:p>0.00</text:p>
          </table:table-cell>
          <table:table-cell table:formula="of:=[.D$4]*[.B11]+[.E$4]*[.E11]+[.F$4]*[.D11]" office:value-type="float" office:value="0" calcext:value-type="float">
            <text:p>0.00</text:p>
          </table:table-cell>
          <table:table-cell table:formula="of:=[.E10]" office:value-type="float" office:value="0" calcext:value-type="float">
            <text:p>0.00</text:p>
          </table:table-cell>
          <table:table-cell table:formula="of:=[.B10]" office:value-type="float" office:value="0" calcext:value-type="float">
            <text:p>0.00</text:p>
          </table:table-cell>
          <table:table-cell table:formula="of:=[.C11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]-[.G$4]*[.E12]-[.H$4]*[.D12]" office:value-type="float" office:value="0" calcext:value-type="float">
            <text:p>0.00</text:p>
          </table:table-cell>
          <table:table-cell table:formula="of:=[.D$4]*[.B12]+[.E$4]*[.E12]+[.F$4]*[.D12]" office:value-type="float" office:value="0" calcext:value-type="float">
            <text:p>0.00</text:p>
          </table:table-cell>
          <table:table-cell table:formula="of:=[.E11]" office:value-type="float" office:value="0" calcext:value-type="float">
            <text:p>0.00</text:p>
          </table:table-cell>
          <table:table-cell table:formula="of:=[.B11]" office:value-type="float" office:value="0" calcext:value-type="float">
            <text:p>0.00</text:p>
          </table:table-cell>
          <table:table-cell table:formula="of:=[.C12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]-[.G$4]*[.E13]-[.H$4]*[.D13]" office:value-type="float" office:value="0" calcext:value-type="float">
            <text:p>0.00</text:p>
          </table:table-cell>
          <table:table-cell table:formula="of:=[.D$4]*[.B13]+[.E$4]*[.E13]+[.F$4]*[.D13]" office:value-type="float" office:value="0" calcext:value-type="float">
            <text:p>0.00</text:p>
          </table:table-cell>
          <table:table-cell table:formula="of:=[.E12]" office:value-type="float" office:value="0" calcext:value-type="float">
            <text:p>0.00</text:p>
          </table:table-cell>
          <table:table-cell table:formula="of:=[.B12]" office:value-type="float" office:value="0" calcext:value-type="float">
            <text:p>0.00</text:p>
          </table:table-cell>
          <table:table-cell table:formula="of:=[.C13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]-[.G$4]*[.E14]-[.H$4]*[.D14]" office:value-type="float" office:value="0" calcext:value-type="float">
            <text:p>0.00</text:p>
          </table:table-cell>
          <table:table-cell table:formula="of:=[.D$4]*[.B14]+[.E$4]*[.E14]+[.F$4]*[.D14]" office:value-type="float" office:value="0" calcext:value-type="float">
            <text:p>0.00</text:p>
          </table:table-cell>
          <table:table-cell table:formula="of:=[.E13]" office:value-type="float" office:value="0" calcext:value-type="float">
            <text:p>0.00</text:p>
          </table:table-cell>
          <table:table-cell table:formula="of:=[.B13]" office:value-type="float" office:value="0" calcext:value-type="float">
            <text:p>0.00</text:p>
          </table:table-cell>
          <table:table-cell table:formula="of:=[.C14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-[.G$4]*[.E15]-[.H$4]*[.D15]" office:value-type="float" office:value="0" calcext:value-type="float">
            <text:p>0.00</text:p>
          </table:table-cell>
          <table:table-cell table:formula="of:=[.D$4]*[.B15]+[.E$4]*[.E15]+[.F$4]*[.D15]" office:value-type="float" office:value="0" calcext:value-type="float">
            <text:p>0.00</text:p>
          </table:table-cell>
          <table:table-cell table:formula="of:=[.E14]" office:value-type="float" office:value="0" calcext:value-type="float">
            <text:p>0.00</text:p>
          </table:table-cell>
          <table:table-cell table:formula="of:=[.B14]" office:value-type="float" office:value="0" calcext:value-type="float">
            <text:p>0.00</text:p>
          </table:table-cell>
          <table:table-cell table:formula="of:=[.C15]*[.I$4]" office:value-type="float" office:value="0" calcext:value-type="float">
            <text:p>0.00</text:p>
          </table:table-cell>
          <table:table-cell table:style-name="Default" table:formula="of:=([.F15]-[.F14])*[.G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-[.G$4]*[.E16]-[.H$4]*[.D16]" office:value-type="float" office:value="1" calcext:value-type="float">
            <text:p>1.00</text:p>
          </table:table-cell>
          <table:table-cell table:formula="of:=[.D$4]*[.B16]+[.E$4]*[.E16]+[.F$4]*[.D16]" office:value-type="float" office:value="1" calcext:value-type="float">
            <text:p>1.00</text:p>
          </table:table-cell>
          <table:table-cell table:formula="of:=[.E15]" office:value-type="float" office:value="0" calcext:value-type="float">
            <text:p>0.00</text:p>
          </table:table-cell>
          <table:table-cell table:formula="of:=[.B15]" office:value-type="float" office:value="0" calcext:value-type="float">
            <text:p>0.00</text:p>
          </table:table-cell>
          <table:table-cell table:formula="of:=[.C16]*[.I$4]" office:value-type="float" office:value="0.0194603944423087" calcext:value-type="float">
            <text:p>0.02</text:p>
          </table:table-cell>
          <table:table-cell table:formula="of:=([.F16]-[.F15])*[.G$1]" office:value-type="float" office:value="0.0973019722115435" calcext:value-type="float">
            <text:p>0.097</text:p>
          </table:table-cell>
          <table:table-cell table:number-columns-repeated="5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A17]-[.G$4]*[.E17]-[.H$4]*[.D17]" office:value-type="float" office:value="2.5125977032727" calcext:value-type="float">
            <text:p>2.51</text:p>
          </table:table-cell>
          <table:table-cell table:formula="of:=[.D$4]*[.B17]+[.E$4]*[.E17]+[.F$4]*[.D17]" office:value-type="float" office:value="4.5125977032727" calcext:value-type="float">
            <text:p>4.51</text:p>
          </table:table-cell>
          <table:table-cell table:formula="of:=[.E16]" office:value-type="float" office:value="0" calcext:value-type="float">
            <text:p>0.00</text:p>
          </table:table-cell>
          <table:table-cell table:formula="of:=[.B16]" office:value-type="float" office:value="1" calcext:value-type="float">
            <text:p>1.00</text:p>
          </table:table-cell>
          <table:table-cell table:formula="of:=[.C17]*[.I$4]" office:value-type="float" office:value="0.087816931265143" calcext:value-type="float">
            <text:p>0.09</text:p>
          </table:table-cell>
          <table:table-cell table:formula="of:=([.F17]-[.F16])*[.G$1]" office:value-type="float" office:value="0.341782684114172" calcext:value-type="float">
            <text:p>0.342</text:p>
          </table:table-cell>
          <table:table-cell table:number-columns-repeated="5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A18]-[.G$4]*[.E18]-[.H$4]*[.D18]" office:value-type="float" office:value="4.21011016994325" calcext:value-type="float">
            <text:p>4.21</text:p>
          </table:table-cell>
          <table:table-cell table:formula="of:=[.D$4]*[.B18]+[.E$4]*[.E18]+[.F$4]*[.D18]" office:value-type="float" office:value="10.2353055764886" calcext:value-type="float">
            <text:p>10.24</text:p>
          </table:table-cell>
          <table:table-cell table:formula="of:=[.E17]" office:value-type="float" office:value="1" calcext:value-type="float">
            <text:p>1.00</text:p>
          </table:table-cell>
          <table:table-cell table:formula="of:=[.B17]" office:value-type="float" office:value="2.5125977032727" calcext:value-type="float">
            <text:p>2.51</text:p>
          </table:table-cell>
          <table:table-cell table:formula="of:=[.C18]*[.I$4]" office:value-type="float" office:value="0.199183083756031" calcext:value-type="float">
            <text:p>0.20</text:p>
          </table:table-cell>
          <table:table-cell table:formula="of:=([.F18]-[.F17])*[.G$1]" office:value-type="float" office:value="0.556830762454439" calcext:value-type="float">
            <text:p>0.557</text:p>
          </table:table-cell>
          <table:table-cell table:number-columns-repeated="5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A19]-[.G$4]*[.E19]-[.H$4]*[.D19]" office:value-type="float" office:value="5.88466643072064" calcext:value-type="float">
            <text:p>5.88</text:p>
          </table:table-cell>
          <table:table-cell table:formula="of:=[.D$4]*[.B19]+[.E$4]*[.E19]+[.F$4]*[.D19]" office:value-type="float" office:value="16.8174844738798" calcext:value-type="float">
            <text:p>16.82</text:p>
          </table:table-cell>
          <table:table-cell table:formula="of:=[.E18]" office:value-type="float" office:value="2.5125977032727" calcext:value-type="float">
            <text:p>2.51</text:p>
          </table:table-cell>
          <table:table-cell table:formula="of:=[.B18]" office:value-type="float" office:value="4.21011016994325" calcext:value-type="float">
            <text:p>4.21</text:p>
          </table:table-cell>
          <table:table-cell table:formula="of:=[.C19]*[.I$4]" office:value-type="float" office:value="0.327274881389104" calcext:value-type="float">
            <text:p>0.33</text:p>
          </table:table-cell>
          <table:table-cell table:formula="of:=([.F19]-[.F18])*[.G$1]" office:value-type="float" office:value="0.640458988165365" calcext:value-type="float">
            <text:p>0.640</text:p>
          </table:table-cell>
          <table:table-cell table:number-columns-repeated="5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A20]-[.G$4]*[.E20]-[.H$4]*[.D20]" office:value-type="float" office:value="7.41531823535582" calcext:value-type="float">
            <text:p>7.42</text:p>
          </table:table-cell>
          <table:table-cell table:formula="of:=[.D$4]*[.B20]+[.E$4]*[.E20]+[.F$4]*[.D20]" office:value-type="float" office:value="23.3947612667403" calcext:value-type="float">
            <text:p>23.39</text:p>
          </table:table-cell>
          <table:table-cell table:formula="of:=[.E19]" office:value-type="float" office:value="4.21011016994325" calcext:value-type="float">
            <text:p>4.21</text:p>
          </table:table-cell>
          <table:table-cell table:formula="of:=[.B19]" office:value-type="float" office:value="5.88466643072064" calcext:value-type="float">
            <text:p>5.88</text:p>
          </table:table-cell>
          <table:table-cell table:formula="of:=[.C20]*[.I$4]" office:value-type="float" office:value="0.455271282134412" calcext:value-type="float">
            <text:p>0.46</text:p>
          </table:table-cell>
          <table:table-cell table:formula="of:=([.F20]-[.F19])*[.G$1]" office:value-type="float" office:value="0.639982003726543" calcext:value-type="float">
            <text:p>0.640</text:p>
          </table:table-cell>
          <table:table-cell table:number-columns-repeated="5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A21]-[.G$4]*[.E21]-[.H$4]*[.D21]" office:value-type="float" office:value="8.74185473731716" calcext:value-type="float">
            <text:p>8.74</text:p>
          </table:table-cell>
          <table:table-cell table:formula="of:=[.D$4]*[.B21]+[.E$4]*[.E21]+[.F$4]*[.D21]" office:value-type="float" office:value="29.4571576387494" calcext:value-type="float">
            <text:p>29.46</text:p>
          </table:table-cell>
          <table:table-cell table:formula="of:=[.E20]" office:value-type="float" office:value="5.88466643072064" calcext:value-type="float">
            <text:p>5.88</text:p>
          </table:table-cell>
          <table:table-cell table:formula="of:=[.B20]" office:value-type="float" office:value="7.41531823535582" calcext:value-type="float">
            <text:p>7.42</text:p>
          </table:table-cell>
          <table:table-cell table:formula="of:=[.C21]*[.I$4]" office:value-type="float" office:value="0.573247906799331" calcext:value-type="float">
            <text:p>0.57</text:p>
          </table:table-cell>
          <table:table-cell table:formula="of:=([.F21]-[.F20])*[.G$1]" office:value-type="float" office:value="0.589883123324591" calcext:value-type="float">
            <text:p>0.590</text:p>
          </table:table-cell>
          <table:table-cell table:number-columns-repeated="5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A22]-[.G$4]*[.E22]-[.H$4]*[.D22]" office:value-type="float" office:value="9.84461375411802" calcext:value-type="float">
            <text:p>9.84</text:p>
          </table:table-cell>
          <table:table-cell table:formula="of:=[.D$4]*[.B22]+[.E$4]*[.E22]+[.F$4]*[.D22]" office:value-type="float" office:value="34.7436414641081" calcext:value-type="float">
            <text:p>34.74</text:p>
          </table:table-cell>
          <table:table-cell table:formula="of:=[.E21]" office:value-type="float" office:value="7.41531823535582" calcext:value-type="float">
            <text:p>7.42</text:p>
          </table:table-cell>
          <table:table-cell table:formula="of:=[.B21]" office:value-type="float" office:value="8.74185473731716" calcext:value-type="float">
            <text:p>8.74</text:p>
          </table:table-cell>
          <table:table-cell table:formula="of:=[.C22]*[.I$4]" office:value-type="float" office:value="0.676124967253696" calcext:value-type="float">
            <text:p>0.68</text:p>
          </table:table-cell>
          <table:table-cell table:formula="of:=([.F22]-[.F21])*[.G$1]" office:value-type="float" office:value="0.514385302271828" calcext:value-type="float">
            <text:p>0.514</text:p>
          </table:table-cell>
          <table:table-cell table:number-columns-repeated="5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A23]-[.G$4]*[.E23]-[.H$4]*[.D23]" office:value-type="float" office:value="10.7294051664924" calcext:value-type="float">
            <text:p>10.73</text:p>
          </table:table-cell>
          <table:table-cell table:formula="of:=[.D$4]*[.B23]+[.E$4]*[.E23]+[.F$4]*[.D23]" office:value-type="float" office:value="39.1604874120456" calcext:value-type="float">
            <text:p>39.16</text:p>
          </table:table-cell>
          <table:table-cell table:formula="of:=[.E22]" office:value-type="float" office:value="8.74185473731716" calcext:value-type="float">
            <text:p>8.74</text:p>
          </table:table-cell>
          <table:table-cell table:formula="of:=[.B22]" office:value-type="float" office:value="9.84461375411802" calcext:value-type="float">
            <text:p>9.84</text:p>
          </table:table-cell>
          <table:table-cell table:formula="of:=[.C23]*[.I$4]" office:value-type="float" office:value="0.762078531591472" calcext:value-type="float">
            <text:p>0.76</text:p>
          </table:table-cell>
          <table:table-cell table:formula="of:=([.F23]-[.F22])*[.G$1]" office:value-type="float" office:value="0.429767821688881" calcext:value-type="float">
            <text:p>0.430</text:p>
          </table:table-cell>
          <table:table-cell table:number-columns-repeated="5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A24]-[.G$4]*[.E24]-[.H$4]*[.D24]" office:value-type="float" office:value="11.416626312849" calcext:value-type="float">
            <text:p>11.42</text:p>
          </table:table-cell>
          <table:table-cell table:formula="of:=[.D$4]*[.B24]+[.E$4]*[.E24]+[.F$4]*[.D24]" office:value-type="float" office:value="42.7200503999519" calcext:value-type="float">
            <text:p>42.72</text:p>
          </table:table-cell>
          <table:table-cell table:formula="of:=[.E23]" office:value-type="float" office:value="9.84461375411802" calcext:value-type="float">
            <text:p>9.84</text:p>
          </table:table-cell>
          <table:table-cell table:formula="of:=[.B23]" office:value-type="float" office:value="10.7294051664924" calcext:value-type="float">
            <text:p>10.73</text:p>
          </table:table-cell>
          <table:table-cell table:formula="of:=[.C24]*[.I$4]" office:value-type="float" office:value="0.831349031378372" calcext:value-type="float">
            <text:p>0.83</text:p>
          </table:table-cell>
          <table:table-cell table:formula="of:=([.F24]-[.F23])*[.G$1]" office:value-type="float" office:value="0.346352498934497" calcext:value-type="float">
            <text:p>0.346</text:p>
          </table:table-cell>
          <table:table-cell table:number-columns-repeated="5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A25]-[.G$4]*[.E25]-[.H$4]*[.D25]" office:value-type="float" office:value="11.9336997782409" calcext:value-type="float">
            <text:p>11.93</text:p>
          </table:table-cell>
          <table:table-cell table:formula="of:=[.D$4]*[.B25]+[.E$4]*[.E25]+[.F$4]*[.D25]" office:value-type="float" office:value="45.4963575704314" calcext:value-type="float">
            <text:p>45.50</text:p>
          </table:table-cell>
          <table:table-cell table:formula="of:=[.E24]" office:value-type="float" office:value="10.7294051664924" calcext:value-type="float">
            <text:p>10.73</text:p>
          </table:table-cell>
          <table:table-cell table:formula="of:=[.B24]" office:value-type="float" office:value="11.416626312849" calcext:value-type="float">
            <text:p>11.42</text:p>
          </table:table-cell>
          <table:table-cell table:formula="of:=[.C25]*[.I$4]" office:value-type="float" office:value="0.885377064008913" calcext:value-type="float">
            <text:p>0.89</text:p>
          </table:table-cell>
          <table:table-cell table:formula="of:=([.F25]-[.F24])*[.G$1]" office:value-type="float" office:value="0.270140163152705" calcext:value-type="float">
            <text:p>0.270</text:p>
          </table:table-cell>
          <table:table-cell table:number-columns-repeated="5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A26]-[.G$4]*[.E26]-[.H$4]*[.D26]" office:value-type="float" office:value="12.3100615107018" calcext:value-type="float">
            <text:p>12.31</text:p>
          </table:table-cell>
          <table:table-cell table:formula="of:=[.D$4]*[.B26]+[.E$4]*[.E26]+[.F$4]*[.D26]" office:value-type="float" office:value="47.5940873800327" calcext:value-type="float">
            <text:p>47.59</text:p>
          </table:table-cell>
          <table:table-cell table:formula="of:=[.E25]" office:value-type="float" office:value="11.416626312849" calcext:value-type="float">
            <text:p>11.42</text:p>
          </table:table-cell>
          <table:table-cell table:formula="of:=[.B25]" office:value-type="float" office:value="11.9336997782409" calcext:value-type="float">
            <text:p>11.93</text:p>
          </table:table-cell>
          <table:table-cell table:formula="of:=[.C26]*[.I$4]" office:value-type="float" office:value="0.926199713537142" calcext:value-type="float">
            <text:p>0.93</text:p>
          </table:table-cell>
          <table:table-cell table:formula="of:=([.F26]-[.F25])*[.G$1]" office:value-type="float" office:value="0.204113247641147" calcext:value-type="float">
            <text:p>0.204</text:p>
          </table:table-cell>
          <table:table-cell table:number-columns-repeated="5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A27]-[.G$4]*[.E27]-[.H$4]*[.D27]" office:value-type="float" office:value="12.5740448844566" calcext:value-type="float">
            <text:p>12.57</text:p>
          </table:table-cell>
          <table:table-cell table:formula="of:=[.D$4]*[.B27]+[.E$4]*[.E27]+[.F$4]*[.D27]" office:value-type="float" office:value="49.1278676841012" calcext:value-type="float">
            <text:p>49.13</text:p>
          </table:table-cell>
          <table:table-cell table:formula="of:=[.E26]" office:value-type="float" office:value="11.9336997782409" calcext:value-type="float">
            <text:p>11.93</text:p>
          </table:table-cell>
          <table:table-cell table:formula="of:=[.B26]" office:value-type="float" office:value="12.3100615107018" calcext:value-type="float">
            <text:p>12.31</text:p>
          </table:table-cell>
          <table:table-cell table:formula="of:=[.C27]*[.I$4]" office:value-type="float" office:value="0.956047683242159" calcext:value-type="float">
            <text:p>0.96</text:p>
          </table:table-cell>
          <table:table-cell table:formula="of:=([.F27]-[.F26])*[.G$1]" office:value-type="float" office:value="0.149239848525086" calcext:value-type="float">
            <text:p>0.149</text:p>
          </table:table-cell>
          <table:table-cell table:number-columns-repeated="5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A28]-[.G$4]*[.E28]-[.H$4]*[.D28]" office:value-type="float" office:value="12.7511267543995" calcext:value-type="float">
            <text:p>12.75</text:p>
          </table:table-cell>
          <table:table-cell table:formula="of:=[.D$4]*[.B28]+[.E$4]*[.E28]+[.F$4]*[.D28]" office:value-type="float" office:value="50.2092780340146" calcext:value-type="float">
            <text:p>50.21</text:p>
          </table:table-cell>
          <table:table-cell table:formula="of:=[.E27]" office:value-type="float" office:value="12.3100615107018" calcext:value-type="float">
            <text:p>12.31</text:p>
          </table:table-cell>
          <table:table-cell table:formula="of:=[.B27]" office:value-type="float" office:value="12.5740448844566" calcext:value-type="float">
            <text:p>12.57</text:p>
          </table:table-cell>
          <table:table-cell table:formula="of:=[.C28]*[.I$4]" office:value-type="float" office:value="0.97709235520547" calcext:value-type="float">
            <text:p>0.98</text:p>
          </table:table-cell>
          <table:table-cell table:formula="of:=([.F28]-[.F27])*[.G$1]" office:value-type="float" office:value="0.105223359816555" calcext:value-type="float">
            <text:p>0.105</text:p>
          </table:table-cell>
          <table:table-cell table:number-columns-repeated="5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A29]-[.G$4]*[.E29]-[.H$4]*[.D29]" office:value-type="float" office:value="12.863114213803" calcext:value-type="float">
            <text:p>12.86</text:p>
          </table:table-cell>
          <table:table-cell table:formula="of:=[.D$4]*[.B29]+[.E$4]*[.E29]+[.F$4]*[.D29]" office:value-type="float" office:value="50.9394126070587" calcext:value-type="float">
            <text:p>50.94</text:p>
          </table:table-cell>
          <table:table-cell table:formula="of:=[.E28]" office:value-type="float" office:value="12.5740448844566" calcext:value-type="float">
            <text:p>12.57</text:p>
          </table:table-cell>
          <table:table-cell table:formula="of:=[.B28]" office:value-type="float" office:value="12.7511267543995" calcext:value-type="float">
            <text:p>12.75</text:p>
          </table:table-cell>
          <table:table-cell table:formula="of:=[.C29]*[.I$4]" office:value-type="float" office:value="0.991301061992874" calcext:value-type="float">
            <text:p>0.99</text:p>
          </table:table-cell>
          <table:table-cell table:formula="of:=([.F29]-[.F28])*[.G$1]" office:value-type="float" office:value="0.0710435339370213" calcext:value-type="float">
            <text:p>0.071</text:p>
          </table:table-cell>
          <table:table-cell table:number-columns-repeated="5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A30]-[.G$4]*[.E30]-[.H$4]*[.D30]" office:value-type="float" office:value="12.9279500843428" calcext:value-type="float">
            <text:p>12.93</text:p>
          </table:table-cell>
          <table:table-cell table:formula="of:=[.D$4]*[.B30]+[.E$4]*[.E30]+[.F$4]*[.D30]" office:value-type="float" office:value="51.4053052663483" calcext:value-type="float">
            <text:p>51.41</text:p>
          </table:table-cell>
          <table:table-cell table:formula="of:=[.E29]" office:value-type="float" office:value="12.7511267543995" calcext:value-type="float">
            <text:p>12.75</text:p>
          </table:table-cell>
          <table:table-cell table:formula="of:=[.B29]" office:value-type="float" office:value="12.863114213803" calcext:value-type="float">
            <text:p>12.86</text:p>
          </table:table-cell>
          <table:table-cell table:formula="of:=[.C30]*[.I$4]" office:value-type="float" office:value="1.00036751691043" calcext:value-type="float">
            <text:p>1.00</text:p>
          </table:table-cell>
          <table:table-cell table:formula="of:=([.F30]-[.F29])*[.G$1]" office:value-type="float" office:value="0.0453322745877616" calcext:value-type="float">
            <text:p>0.045</text:p>
          </table:table-cell>
          <table:table-cell table:number-columns-repeated="5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A31]-[.G$4]*[.E31]-[.H$4]*[.D31]" office:value-type="float" office:value="12.9598988710018" calcext:value-type="float">
            <text:p>12.96</text:p>
          </table:table-cell>
          <table:table-cell table:formula="of:=[.D$4]*[.B31]+[.E$4]*[.E31]+[.F$4]*[.D31]" office:value-type="float" office:value="51.6789132534904" calcext:value-type="float">
            <text:p>51.68</text:p>
          </table:table-cell>
          <table:table-cell table:formula="of:=[.E30]" office:value-type="float" office:value="12.863114213803" calcext:value-type="float">
            <text:p>12.86</text:p>
          </table:table-cell>
          <table:table-cell table:formula="of:=[.B30]" office:value-type="float" office:value="12.9279500843428" calcext:value-type="float">
            <text:p>12.93</text:p>
          </table:table-cell>
          <table:table-cell table:formula="of:=[.C31]*[.I$4]" office:value-type="float" office:value="1.00569203626278" calcext:value-type="float">
            <text:p>1.01</text:p>
          </table:table-cell>
          <table:table-cell table:formula="of:=([.F31]-[.F30])*[.G$1]" office:value-type="float" office:value="0.0266225967617573" calcext:value-type="float">
            <text:p>0.027</text:p>
          </table:table-cell>
          <table:table-cell table:number-columns-repeated="5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A32]-[.G$4]*[.E32]-[.H$4]*[.D32]" office:value-type="float" office:value="12.9699428833727" calcext:value-type="float">
            <text:p>12.97</text:p>
          </table:table-cell>
          <table:table-cell table:formula="of:=[.D$4]*[.B32]+[.E$4]*[.E32]+[.F$4]*[.D32]" office:value-type="float" office:value="51.8176907097191" calcext:value-type="float">
            <text:p>51.82</text:p>
          </table:table-cell>
          <table:table-cell table:formula="of:=[.E31]" office:value-type="float" office:value="12.9279500843428" calcext:value-type="float">
            <text:p>12.93</text:p>
          </table:table-cell>
          <table:table-cell table:formula="of:=[.B31]" office:value-type="float" office:value="12.9598988710018" calcext:value-type="float">
            <text:p>12.96</text:p>
          </table:table-cell>
          <table:table-cell table:formula="of:=[.C32]*[.I$4]" office:value-type="float" office:value="1.00839270030069" calcext:value-type="float">
            <text:p>1.01</text:p>
          </table:table-cell>
          <table:table-cell table:formula="of:=([.F32]-[.F31])*[.G$1]" office:value-type="float" office:value="0.0135033201895496" calcext:value-type="float">
            <text:p>0.014</text:p>
          </table:table-cell>
          <table:table-cell table:number-columns-repeated="5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A33]-[.G$4]*[.E33]-[.H$4]*[.D33]" office:value-type="float" office:value="12.9662716127392" calcext:value-type="float">
            <text:p>12.97</text:p>
          </table:table-cell>
          <table:table-cell table:formula="of:=[.D$4]*[.B33]+[.E$4]*[.E33]+[.F$4]*[.D33]" office:value-type="float" office:value="51.8660562504863" calcext:value-type="float">
            <text:p>51.87</text:p>
          </table:table-cell>
          <table:table-cell table:formula="of:=[.E32]" office:value-type="float" office:value="12.9598988710018" calcext:value-type="float">
            <text:p>12.96</text:p>
          </table:table-cell>
          <table:table-cell table:formula="of:=[.B32]" office:value-type="float" office:value="12.9699428833727" calcext:value-type="float">
            <text:p>12.97</text:p>
          </table:table-cell>
          <table:table-cell table:formula="of:=[.C33]*[.I$4]" office:value-type="float" office:value="1.00933391280143" calcext:value-type="float">
            <text:p>1.01</text:p>
          </table:table-cell>
          <table:table-cell table:formula="of:=([.F33]-[.F32])*[.G$1]" office:value-type="float" office:value="0.00470606250372985" calcext:value-type="float">
            <text:p>0.005</text:p>
          </table:table-cell>
          <table:table-cell table:number-columns-repeated="5"/>
        </table:table-row>
        <table:table-row table:style-name="ro1">
          <table:table-cell table:formula="of:=[.A33]" office:value-type="float" office:value="1" calcext:value-type="float">
            <text:p>1</text:p>
          </table:table-cell>
          <table:table-cell table:formula="of:=[.A34]-[.G$4]*[.E34]-[.H$4]*[.D34]" office:value-type="float" office:value="12.9547880771227" calcext:value-type="float">
            <text:p>12.95</text:p>
          </table:table-cell>
          <table:table-cell table:formula="of:=[.D$4]*[.B34]+[.E$4]*[.E34]+[.F$4]*[.D34]" office:value-type="float" office:value="51.8572741859738" calcext:value-type="float">
            <text:p>51.86</text:p>
          </table:table-cell>
          <table:table-cell table:formula="of:=[.E33]" office:value-type="float" office:value="12.9699428833727" calcext:value-type="float">
            <text:p>12.97</text:p>
          </table:table-cell>
          <table:table-cell table:formula="of:=[.B33]" office:value-type="float" office:value="12.9662716127392" calcext:value-type="float">
            <text:p>12.97</text:p>
          </table:table-cell>
          <table:table-cell table:formula="of:=[.C34]*[.I$4]" office:value-type="float" office:value="1.009163010362" calcext:value-type="float">
            <text:p>1.01</text:p>
          </table:table-cell>
          <table:table-cell table:formula="of:=([.F34]-[.F33])*[.G$1]" office:value-type="float" office:value="-0.000854512197160373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34]" office:value-type="float" office:value="1" calcext:value-type="float">
            <text:p>1</text:p>
          </table:table-cell>
          <table:table-cell table:formula="of:=[.A35]-[.G$4]*[.E35]-[.H$4]*[.D35]" office:value-type="float" office:value="12.9395857701529" calcext:value-type="float">
            <text:p>12.94</text:p>
          </table:table-cell>
          <table:table-cell table:formula="of:=[.D$4]*[.B35]+[.E$4]*[.E35]+[.F$4]*[.D35]" office:value-type="float" office:value="51.8154335371376" calcext:value-type="float">
            <text:p>51.82</text:p>
          </table:table-cell>
          <table:table-cell table:formula="of:=[.E34]" office:value-type="float" office:value="12.9662716127392" calcext:value-type="float">
            <text:p>12.97</text:p>
          </table:table-cell>
          <table:table-cell table:formula="of:=[.B34]" office:value-type="float" office:value="12.9547880771227" calcext:value-type="float">
            <text:p>12.95</text:p>
          </table:table-cell>
          <table:table-cell table:formula="of:=[.C35]*[.I$4]" office:value-type="float" office:value="1.00834877483193" calcext:value-type="float">
            <text:p>1.01</text:p>
          </table:table-cell>
          <table:table-cell table:formula="of:=([.F35]-[.F34])*[.G$1]" office:value-type="float" office:value="-0.00407117765037102" calcext:value-type="float">
            <text:p>-0.004</text:p>
          </table:table-cell>
          <table:table-cell table:number-columns-repeated="5"/>
        </table:table-row>
        <table:table-row table:style-name="ro1">
          <table:table-cell table:formula="of:=[.A35]" office:value-type="float" office:value="1" calcext:value-type="float">
            <text:p>1</text:p>
          </table:table-cell>
          <table:table-cell table:formula="of:=[.A36]-[.G$4]*[.E36]-[.H$4]*[.D36]" office:value-type="float" office:value="12.9233711267969" calcext:value-type="float">
            <text:p>12.92</text:p>
          </table:table-cell>
          <table:table-cell table:formula="of:=[.D$4]*[.B36]+[.E$4]*[.E36]+[.F$4]*[.D36]" office:value-type="float" office:value="51.7573307442255" calcext:value-type="float">
            <text:p>51.76</text:p>
          </table:table-cell>
          <table:table-cell table:formula="of:=[.E35]" office:value-type="float" office:value="12.9547880771227" calcext:value-type="float">
            <text:p>12.95</text:p>
          </table:table-cell>
          <table:table-cell table:formula="of:=[.B35]" office:value-type="float" office:value="12.9395857701529" calcext:value-type="float">
            <text:p>12.94</text:p>
          </table:table-cell>
          <table:table-cell table:formula="of:=[.C36]*[.I$4]" office:value-type="float" office:value="1.00721807156366" calcext:value-type="float">
            <text:p>1.01</text:p>
          </table:table-cell>
          <table:table-cell table:formula="of:=([.F36]-[.F35])*[.G$1]" office:value-type="float" office:value="-0.00565351634134625" calcext:value-type="float">
            <text:p>-0.006</text:p>
          </table:table-cell>
          <table:table-cell table:number-columns-repeated="5"/>
        </table:table-row>
        <table:table-row table:style-name="ro1">
          <table:table-cell table:formula="of:=[.A36]" office:value-type="float" office:value="1" calcext:value-type="float">
            <text:p>1</text:p>
          </table:table-cell>
          <table:table-cell table:formula="of:=[.A37]-[.G$4]*[.E37]-[.H$4]*[.D37]" office:value-type="float" office:value="12.907820934671" calcext:value-type="float">
            <text:p>12.91</text:p>
          </table:table-cell>
          <table:table-cell table:formula="of:=[.D$4]*[.B37]+[.E$4]*[.E37]+[.F$4]*[.D37]" office:value-type="float" office:value="51.6941489584177" calcext:value-type="float">
            <text:p>51.69</text:p>
          </table:table-cell>
          <table:table-cell table:formula="of:=[.E36]" office:value-type="float" office:value="12.9395857701529" calcext:value-type="float">
            <text:p>12.94</text:p>
          </table:table-cell>
          <table:table-cell table:formula="of:=[.B36]" office:value-type="float" office:value="12.9233711267969" calcext:value-type="float">
            <text:p>12.92</text:p>
          </table:table-cell>
          <table:table-cell table:formula="of:=[.C37]*[.I$4]" office:value-type="float" office:value="1.00598852909027" calcext:value-type="float">
            <text:p>1.01</text:p>
          </table:table-cell>
          <table:table-cell table:formula="of:=([.F37]-[.F36])*[.G$1]" office:value-type="float" office:value="-0.00614771236694844" calcext:value-type="float">
            <text:p>-0.006</text:p>
          </table:table-cell>
          <table:table-cell table:number-columns-repeated="5"/>
        </table:table-row>
        <table:table-row table:style-name="ro1">
          <table:table-cell table:formula="of:=[.A37]" office:value-type="float" office:value="1" calcext:value-type="float">
            <text:p>1</text:p>
          </table:table-cell>
          <table:table-cell table:formula="of:=[.A38]-[.G$4]*[.E38]-[.H$4]*[.D38]" office:value-type="float" office:value="12.8938735131829" calcext:value-type="float">
            <text:p>12.89</text:p>
          </table:table-cell>
          <table:table-cell table:formula="of:=[.D$4]*[.B38]+[.E$4]*[.E38]+[.F$4]*[.D38]" office:value-type="float" office:value="51.6328865093218" calcext:value-type="float">
            <text:p>51.63</text:p>
          </table:table-cell>
          <table:table-cell table:formula="of:=[.E37]" office:value-type="float" office:value="12.9233711267969" calcext:value-type="float">
            <text:p>12.92</text:p>
          </table:table-cell>
          <table:table-cell table:formula="of:=[.B37]" office:value-type="float" office:value="12.907820934671" calcext:value-type="float">
            <text:p>12.91</text:p>
          </table:table-cell>
          <table:table-cell table:formula="of:=[.C38]*[.I$4]" office:value-type="float" office:value="1.00479633766636" calcext:value-type="float">
            <text:p>1.00</text:p>
          </table:table-cell>
          <table:table-cell table:formula="of:=([.F38]-[.F37])*[.G$1]" office:value-type="float" office:value="-0.0059609571195407" calcext:value-type="float">
            <text:p>-0.006</text:p>
          </table:table-cell>
          <table:table-cell table:number-columns-repeated="5"/>
        </table:table-row>
        <table:table-row table:style-name="ro1">
          <table:table-cell table:formula="of:=[.A38]" office:value-type="float" office:value="1" calcext:value-type="float">
            <text:p>1</text:p>
          </table:table-cell>
          <table:table-cell table:formula="of:=[.A39]-[.G$4]*[.E39]-[.H$4]*[.D39]" office:value-type="float" office:value="12.8819581207313" calcext:value-type="float">
            <text:p>12.88</text:p>
          </table:table-cell>
          <table:table-cell table:formula="of:=[.D$4]*[.B39]+[.E$4]*[.E39]+[.F$4]*[.D39]" office:value-type="float" office:value="51.5775260817681" calcext:value-type="float">
            <text:p>51.58</text:p>
          </table:table-cell>
          <table:table-cell table:formula="of:=[.E38]" office:value-type="float" office:value="12.907820934671" calcext:value-type="float">
            <text:p>12.91</text:p>
          </table:table-cell>
          <table:table-cell table:formula="of:=[.B38]" office:value-type="float" office:value="12.8938735131829" calcext:value-type="float">
            <text:p>12.89</text:p>
          </table:table-cell>
          <table:table-cell table:formula="of:=[.C39]*[.I$4]" office:value-type="float" office:value="1.00371900190967" calcext:value-type="float">
            <text:p>1.00</text:p>
          </table:table-cell>
          <table:table-cell table:formula="of:=([.F39]-[.F38])*[.G$1]" office:value-type="float" office:value="-0.00538667878344334" calcext:value-type="float">
            <text:p>-0.005</text:p>
          </table:table-cell>
          <table:table-cell table:number-columns-repeated="5"/>
        </table:table-row>
        <table:table-row table:style-name="ro1">
          <table:table-cell table:formula="of:=[.A39]" office:value-type="float" office:value="1" calcext:value-type="float">
            <text:p>1</text:p>
          </table:table-cell>
          <table:table-cell table:formula="of:=[.A40]-[.G$4]*[.E40]-[.H$4]*[.D40]" office:value-type="float" office:value="12.872170031887" calcext:value-type="float">
            <text:p>12.87</text:p>
          </table:table-cell>
          <table:table-cell table:formula="of:=[.D$4]*[.B40]+[.E$4]*[.E40]+[.F$4]*[.D40]" office:value-type="float" office:value="51.5299597865324" calcext:value-type="float">
            <text:p>51.53</text:p>
          </table:table-cell>
          <table:table-cell table:formula="of:=[.E39]" office:value-type="float" office:value="12.8938735131829" calcext:value-type="float">
            <text:p>12.89</text:p>
          </table:table-cell>
          <table:table-cell table:formula="of:=[.B39]" office:value-type="float" office:value="12.8819581207313" calcext:value-type="float">
            <text:p>12.88</text:p>
          </table:table-cell>
          <table:table-cell table:formula="of:=[.C40]*[.I$4]" office:value-type="float" office:value="1.00279334304223" calcext:value-type="float">
            <text:p>1.00</text:p>
          </table:table-cell>
          <table:table-cell table:formula="of:=([.F40]-[.F39])*[.G$1]" office:value-type="float" office:value="-0.00462829433722778" calcext:value-type="float">
            <text:p>-0.005</text:p>
          </table:table-cell>
          <table:table-cell table:number-columns-repeated="5"/>
        </table:table-row>
        <table:table-row table:style-name="ro1">
          <table:table-cell table:formula="of:=[.A40]" office:value-type="float" office:value="1" calcext:value-type="float">
            <text:p>1</text:p>
          </table:table-cell>
          <table:table-cell table:formula="of:=[.A41]-[.G$4]*[.E41]-[.H$4]*[.D41]" office:value-type="float" office:value="12.8643999076995" calcext:value-type="float">
            <text:p>12.86</text:p>
          </table:table-cell>
          <table:table-cell table:formula="of:=[.D$4]*[.B41]+[.E$4]*[.E41]+[.F$4]*[.D41]" office:value-type="float" office:value="51.4906980922047" calcext:value-type="float">
            <text:p>51.49</text:p>
          </table:table-cell>
          <table:table-cell table:formula="of:=[.E40]" office:value-type="float" office:value="12.8819581207313" calcext:value-type="float">
            <text:p>12.88</text:p>
          </table:table-cell>
          <table:table-cell table:formula="of:=[.B40]" office:value-type="float" office:value="12.872170031887" calcext:value-type="float">
            <text:p>12.87</text:p>
          </table:table-cell>
          <table:table-cell table:formula="of:=[.C41]*[.I$4]" office:value-type="float" office:value="1.00202929498414" calcext:value-type="float">
            <text:p>1.00</text:p>
          </table:table-cell>
          <table:table-cell table:formula="of:=([.F41]-[.F40])*[.G$1]" office:value-type="float" office:value="-0.00382024029045525" calcext:value-type="float">
            <text:p>-0.004</text:p>
          </table:table-cell>
          <table:table-cell table:number-columns-repeated="5"/>
        </table:table-row>
        <table:table-row table:style-name="ro1">
          <table:table-cell table:formula="of:=[.A41]" office:value-type="float" office:value="1" calcext:value-type="float">
            <text:p>1</text:p>
          </table:table-cell>
          <table:table-cell table:formula="of:=[.A42]-[.G$4]*[.E42]-[.H$4]*[.D42]" office:value-type="float" office:value="12.8584261084681" calcext:value-type="float">
            <text:p>12.86</text:p>
          </table:table-cell>
          <table:table-cell table:formula="of:=[.D$4]*[.B42]+[.E$4]*[.E42]+[.F$4]*[.D42]" office:value-type="float" office:value="51.4593959557541" calcext:value-type="float">
            <text:p>51.46</text:p>
          </table:table-cell>
          <table:table-cell table:formula="of:=[.E41]" office:value-type="float" office:value="12.872170031887" calcext:value-type="float">
            <text:p>12.87</text:p>
          </table:table-cell>
          <table:table-cell table:formula="of:=[.B41]" office:value-type="float" office:value="12.8643999076995" calcext:value-type="float">
            <text:p>12.86</text:p>
          </table:table-cell>
          <table:table-cell table:formula="of:=[.C42]*[.I$4]" office:value-type="float" office:value="1.00142014306192" calcext:value-type="float">
            <text:p>1.00</text:p>
          </table:table-cell>
          <table:table-cell table:formula="of:=([.F42]-[.F41])*[.G$1]" office:value-type="float" office:value="-0.00304575961107889" calcext:value-type="float">
            <text:p>-0.003</text:p>
          </table:table-cell>
          <table:table-cell table:number-columns-repeated="5"/>
        </table:table-row>
        <table:table-row table:style-name="ro1">
          <table:table-cell table:formula="of:=[.A42]" office:value-type="float" office:value="1" calcext:value-type="float">
            <text:p>1</text:p>
          </table:table-cell>
          <table:table-cell table:formula="of:=[.A43]-[.G$4]*[.E43]-[.H$4]*[.D43]" office:value-type="float" office:value="12.8539779405089" calcext:value-type="float">
            <text:p>12.85</text:p>
          </table:table-cell>
          <table:table-cell table:formula="of:=[.D$4]*[.B43]+[.E$4]*[.E43]+[.F$4]*[.D43]" office:value-type="float" office:value="51.4352300651447" calcext:value-type="float">
            <text:p>51.44</text:p>
          </table:table-cell>
          <table:table-cell table:formula="of:=[.E42]" office:value-type="float" office:value="12.8643999076995" calcext:value-type="float">
            <text:p>12.86</text:p>
          </table:table-cell>
          <table:table-cell table:formula="of:=[.B42]" office:value-type="float" office:value="12.8584261084681" calcext:value-type="float">
            <text:p>12.86</text:p>
          </table:table-cell>
          <table:table-cell table:formula="of:=[.C43]*[.I$4]" office:value-type="float" office:value="1.00094986529861" calcext:value-type="float">
            <text:p>1.00</text:p>
          </table:table-cell>
          <table:table-cell table:formula="of:=([.F43]-[.F42])*[.G$1]" office:value-type="float" office:value="-0.00235138881654606" calcext:value-type="float">
            <text:p>-0.002</text:p>
          </table:table-cell>
          <table:table-cell table:number-columns-repeated="5"/>
        </table:table-row>
        <table:table-row table:style-name="ro1">
          <table:table-cell table:formula="of:=[.A43]" office:value-type="float" office:value="1" calcext:value-type="float">
            <text:p>1</text:p>
          </table:table-cell>
          <table:table-cell table:formula="of:=[.A44]-[.G$4]*[.E44]-[.H$4]*[.D44]" office:value-type="float" office:value="12.850776817977" calcext:value-type="float">
            <text:p>12.85</text:p>
          </table:table-cell>
          <table:table-cell table:formula="of:=[.D$4]*[.B44]+[.E$4]*[.E44]+[.F$4]*[.D44]" office:value-type="float" office:value="51.4171588074629" calcext:value-type="float">
            <text:p>51.42</text:p>
          </table:table-cell>
          <table:table-cell table:formula="of:=[.E43]" office:value-type="float" office:value="12.8584261084681" calcext:value-type="float">
            <text:p>12.86</text:p>
          </table:table-cell>
          <table:table-cell table:formula="of:=[.B43]" office:value-type="float" office:value="12.8539779405089" calcext:value-type="float">
            <text:p>12.85</text:p>
          </table:table-cell>
          <table:table-cell table:formula="of:=[.C44]*[.I$4]" office:value-type="float" office:value="1.00059819149605" calcext:value-type="float">
            <text:p>1.00</text:p>
          </table:table-cell>
          <table:table-cell table:formula="of:=([.F44]-[.F43])*[.G$1]" office:value-type="float" office:value="-0.00175836901277981" calcext:value-type="float">
            <text:p>-0.002</text:p>
          </table:table-cell>
          <table:table-cell table:number-columns-repeated="5"/>
        </table:table-row>
        <table:table-row table:style-name="ro1">
          <table:table-cell table:formula="of:=[.A44]" office:value-type="float" office:value="1" calcext:value-type="float">
            <text:p>1</text:p>
          </table:table-cell>
          <table:table-cell table:formula="of:=[.A45]-[.G$4]*[.E45]-[.H$4]*[.D45]" office:value-type="float" office:value="12.8485611807648" calcext:value-type="float">
            <text:p>12.85</text:p>
          </table:table-cell>
          <table:table-cell table:formula="of:=[.D$4]*[.B45]+[.E$4]*[.E45]+[.F$4]*[.D45]" office:value-type="float" office:value="51.4040927572276" calcext:value-type="float">
            <text:p>51.40</text:p>
          </table:table-cell>
          <table:table-cell table:formula="of:=[.E44]" office:value-type="float" office:value="12.8539779405089" calcext:value-type="float">
            <text:p>12.85</text:p>
          </table:table-cell>
          <table:table-cell table:formula="of:=[.B44]" office:value-type="float" office:value="12.850776817977" calcext:value-type="float">
            <text:p>12.85</text:p>
          </table:table-cell>
          <table:table-cell table:formula="of:=[.C45]*[.I$4]" office:value-type="float" office:value="1.00034392100467" calcext:value-type="float">
            <text:p>1.00</text:p>
          </table:table-cell>
          <table:table-cell table:formula="of:=([.F45]-[.F44])*[.G$1]" office:value-type="float" office:value="-0.00127135245690746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45]" office:value-type="float" office:value="1" calcext:value-type="float">
            <text:p>1</text:p>
          </table:table-cell>
          <table:table-cell table:formula="of:=[.A46]-[.G$4]*[.E46]-[.H$4]*[.D46]" office:value-type="float" office:value="12.8470998816983" calcext:value-type="float">
            <text:p>12.85</text:p>
          </table:table-cell>
          <table:table-cell table:formula="of:=[.D$4]*[.B46]+[.E$4]*[.E46]+[.F$4]*[.D46]" office:value-type="float" office:value="51.3949990612048" calcext:value-type="float">
            <text:p>51.39</text:p>
          </table:table-cell>
          <table:table-cell table:formula="of:=[.E45]" office:value-type="float" office:value="12.850776817977" calcext:value-type="float">
            <text:p>12.85</text:p>
          </table:table-cell>
          <table:table-cell table:formula="of:=[.B45]" office:value-type="float" office:value="12.8485611807648" calcext:value-type="float">
            <text:p>12.85</text:p>
          </table:table-cell>
          <table:table-cell table:formula="of:=[.C46]*[.I$4]" office:value-type="float" office:value="1.00016695409313" calcext:value-type="float">
            <text:p>1.00</text:p>
          </table:table-cell>
          <table:table-cell table:formula="of:=([.F46]-[.F45])*[.G$1]" office:value-type="float" office:value="-0.000884834557709491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46]" office:value-type="float" office:value="1" calcext:value-type="float">
            <text:p>1</text:p>
          </table:table-cell>
          <table:table-cell table:formula="of:=[.A47]-[.G$4]*[.E47]-[.H$4]*[.D47]" office:value-type="float" office:value="12.8461977234714" calcext:value-type="float">
            <text:p>12.85</text:p>
          </table:table-cell>
          <table:table-cell table:formula="of:=[.D$4]*[.B47]+[.E$4]*[.E47]+[.F$4]*[.D47]" office:value-type="float" office:value="51.3889586676327" calcext:value-type="float">
            <text:p>51.39</text:p>
          </table:table-cell>
          <table:table-cell table:formula="of:=[.E46]" office:value-type="float" office:value="12.8485611807648" calcext:value-type="float">
            <text:p>12.85</text:p>
          </table:table-cell>
          <table:table-cell table:formula="of:=[.B46]" office:value-type="float" office:value="12.8470998816983" calcext:value-type="float">
            <text:p>12.85</text:p>
          </table:table-cell>
          <table:table-cell table:formula="of:=[.C47]*[.I$4]" office:value-type="float" office:value="1.00004940565163" calcext:value-type="float">
            <text:p>1.00</text:p>
          </table:table-cell>
          <table:table-cell table:formula="of:=([.F47]-[.F46])*[.G$1]" office:value-type="float" office:value="-0.000587742207498465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47]" office:value-type="float" office:value="1" calcext:value-type="float">
            <text:p>1</text:p>
          </table:table-cell>
          <table:table-cell table:formula="of:=[.A48]-[.G$4]*[.E48]-[.H$4]*[.D48]" office:value-type="float" office:value="12.8456959294735" calcext:value-type="float">
            <text:p>12.85</text:p>
          </table:table-cell>
          <table:table-cell table:formula="of:=[.D$4]*[.B48]+[.E$4]*[.E48]+[.F$4]*[.D48]" office:value-type="float" office:value="51.3851912581146" calcext:value-type="float">
            <text:p>51.39</text:p>
          </table:table-cell>
          <table:table-cell table:formula="of:=[.E47]" office:value-type="float" office:value="12.8470998816983" calcext:value-type="float">
            <text:p>12.85</text:p>
          </table:table-cell>
          <table:table-cell table:formula="of:=[.B47]" office:value-type="float" office:value="12.8461977234714" calcext:value-type="float">
            <text:p>12.85</text:p>
          </table:table-cell>
          <table:table-cell table:formula="of:=[.C48]*[.I$4]" office:value-type="float" office:value="0.999976090376382" calcext:value-type="float">
            <text:p>1.00</text:p>
          </table:table-cell>
          <table:table-cell table:formula="of:=([.F48]-[.F47])*[.G$1]" office:value-type="float" office:value="-0.000366576376246153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48]" office:value-type="float" office:value="1" calcext:value-type="float">
            <text:p>1</text:p>
          </table:table-cell>
          <table:table-cell table:formula="of:=[.A49]-[.G$4]*[.E49]-[.H$4]*[.D49]" office:value-type="float" office:value="12.8454695867376" calcext:value-type="float">
            <text:p>12.85</text:p>
          </table:table-cell>
          <table:table-cell table:formula="of:=[.D$4]*[.B49]+[.E$4]*[.E49]+[.F$4]*[.D49]" office:value-type="float" office:value="51.383059169156" calcext:value-type="float">
            <text:p>51.38</text:p>
          </table:table-cell>
          <table:table-cell table:formula="of:=[.E48]" office:value-type="float" office:value="12.8461977234714" calcext:value-type="float">
            <text:p>12.85</text:p>
          </table:table-cell>
          <table:table-cell table:formula="of:=[.B48]" office:value-type="float" office:value="12.8456959294735" calcext:value-type="float">
            <text:p>12.85</text:p>
          </table:table-cell>
          <table:table-cell table:formula="of:=[.C49]*[.I$4]" office:value-type="float" office:value="0.999934599084263" calcext:value-type="float">
            <text:p>1.00</text:p>
          </table:table-cell>
          <table:table-cell table:formula="of:=([.F49]-[.F48])*[.G$1]" office:value-type="float" office:value="-0.000207456460598054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49]" office:value-type="float" office:value="1" calcext:value-type="float">
            <text:p>1</text:p>
          </table:table-cell>
          <table:table-cell table:formula="of:=[.A50]-[.G$4]*[.E50]-[.H$4]*[.D50]" office:value-type="float" office:value="12.8454235001547" calcext:value-type="float">
            <text:p>12.85</text:p>
          </table:table-cell>
          <table:table-cell table:formula="of:=[.D$4]*[.B50]+[.E$4]*[.E50]+[.F$4]*[.D50]" office:value-type="float" office:value="51.3820586031034" calcext:value-type="float">
            <text:p>51.38</text:p>
          </table:table-cell>
          <table:table-cell table:formula="of:=[.E49]" office:value-type="float" office:value="12.8456959294735" calcext:value-type="float">
            <text:p>12.85</text:p>
          </table:table-cell>
          <table:table-cell table:formula="of:=[.B49]" office:value-type="float" office:value="12.8454695867376" calcext:value-type="float">
            <text:p>12.85</text:p>
          </table:table-cell>
          <table:table-cell table:formula="of:=[.C50]*[.I$4]" office:value-type="float" office:value="0.999915127674213" calcext:value-type="float">
            <text:p>1.00</text:p>
          </table:table-cell>
          <table:table-cell table:formula="of:=([.F50]-[.F49])*[.G$1]" office:value-type="float" office:value="-0.0000973570502471599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0]" office:value-type="float" office:value="1" calcext:value-type="float">
            <text:p>1</text:p>
          </table:table-cell>
          <table:table-cell table:formula="of:=[.A51]-[.G$4]*[.E51]-[.H$4]*[.D51]" office:value-type="float" office:value="12.845487431352" calcext:value-type="float">
            <text:p>12.85</text:p>
          </table:table-cell>
          <table:table-cell table:formula="of:=[.D$4]*[.B51]+[.E$4]*[.E51]+[.F$4]*[.D51]" office:value-type="float" office:value="51.381804018399" calcext:value-type="float">
            <text:p>51.38</text:p>
          </table:table-cell>
          <table:table-cell table:formula="of:=[.E50]" office:value-type="float" office:value="12.8454695867376" calcext:value-type="float">
            <text:p>12.85</text:p>
          </table:table-cell>
          <table:table-cell table:formula="of:=[.B50]" office:value-type="float" office:value="12.8454235001547" calcext:value-type="float">
            <text:p>12.85</text:p>
          </table:table-cell>
          <table:table-cell table:formula="of:=[.C51]*[.I$4]" office:value-type="float" office:value="0.999910173355447" calcext:value-type="float">
            <text:p>1.00</text:p>
          </table:table-cell>
          <table:table-cell table:formula="of:=([.F51]-[.F50])*[.G$1]" office:value-type="float" office:value="-0.0000247715938306303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1]" office:value-type="float" office:value="1" calcext:value-type="float">
            <text:p>1</text:p>
          </table:table-cell>
          <table:table-cell table:formula="of:=[.A52]-[.G$4]*[.E52]-[.H$4]*[.D52]" office:value-type="float" office:value="12.8456113448661" calcext:value-type="float">
            <text:p>12.85</text:p>
          </table:table-cell>
          <table:table-cell table:formula="of:=[.D$4]*[.B52]+[.E$4]*[.E52]+[.F$4]*[.D52]" office:value-type="float" office:value="51.3820097077249" calcext:value-type="float">
            <text:p>51.38</text:p>
          </table:table-cell>
          <table:table-cell table:formula="of:=[.E51]" office:value-type="float" office:value="12.8454235001547" calcext:value-type="float">
            <text:p>12.85</text:p>
          </table:table-cell>
          <table:table-cell table:formula="of:=[.B51]" office:value-type="float" office:value="12.845487431352" calcext:value-type="float">
            <text:p>12.85</text:p>
          </table:table-cell>
          <table:table-cell table:formula="of:=[.C52]*[.I$4]" office:value-type="float" office:value="0.999914176150861" calcext:value-type="float">
            <text:p>1.00</text:p>
          </table:table-cell>
          <table:table-cell table:formula="of:=([.F52]-[.F51])*[.G$1]" office:value-type="float" office:value="0.0000200139770700769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2]" office:value-type="float" office:value="1" calcext:value-type="float">
            <text:p>1</text:p>
          </table:table-cell>
          <table:table-cell table:formula="of:=[.A53]-[.G$4]*[.E53]-[.H$4]*[.D53]" office:value-type="float" office:value="12.8457610286687" calcext:value-type="float">
            <text:p>12.85</text:p>
          </table:table-cell>
          <table:table-cell table:formula="of:=[.D$4]*[.B53]+[.E$4]*[.E53]+[.F$4]*[.D53]" office:value-type="float" office:value="51.382471149753" calcext:value-type="float">
            <text:p>51.38</text:p>
          </table:table-cell>
          <table:table-cell table:formula="of:=[.E52]" office:value-type="float" office:value="12.845487431352" calcext:value-type="float">
            <text:p>12.85</text:p>
          </table:table-cell>
          <table:table-cell table:formula="of:=[.B52]" office:value-type="float" office:value="12.8456113448661" calcext:value-type="float">
            <text:p>12.85</text:p>
          </table:table-cell>
          <table:table-cell table:formula="of:=[.C53]*[.I$4]" office:value-type="float" office:value="0.99992315599474" calcext:value-type="float">
            <text:p>1.00</text:p>
          </table:table-cell>
          <table:table-cell table:formula="of:=([.F53]-[.F52])*[.G$1]" office:value-type="float" office:value="0.0000448992193929909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3]" office:value-type="float" office:value="1" calcext:value-type="float">
            <text:p>1</text:p>
          </table:table-cell>
          <table:table-cell table:formula="of:=[.A54]-[.G$4]*[.E54]-[.H$4]*[.D54]" office:value-type="float" office:value="12.8459142766305" calcext:value-type="float">
            <text:p>12.85</text:p>
          </table:table-cell>
          <table:table-cell table:formula="of:=[.D$4]*[.B54]+[.E$4]*[.E54]+[.F$4]*[.D54]" office:value-type="float" office:value="51.3830476788339" calcext:value-type="float">
            <text:p>51.38</text:p>
          </table:table-cell>
          <table:table-cell table:formula="of:=[.E53]" office:value-type="float" office:value="12.8456113448661" calcext:value-type="float">
            <text:p>12.85</text:p>
          </table:table-cell>
          <table:table-cell table:formula="of:=[.B53]" office:value-type="float" office:value="12.8457610286687" calcext:value-type="float">
            <text:p>12.85</text:p>
          </table:table-cell>
          <table:table-cell table:formula="of:=[.C54]*[.I$4]" office:value-type="float" office:value="0.999934375478063" calcext:value-type="float">
            <text:p>1.00</text:p>
          </table:table-cell>
          <table:table-cell table:formula="of:=([.F54]-[.F53])*[.G$1]" office:value-type="float" office:value="0.000056097416615275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4]" office:value-type="float" office:value="1" calcext:value-type="float">
            <text:p>1</text:p>
          </table:table-cell>
          <table:table-cell table:formula="of:=[.A55]-[.G$4]*[.E55]-[.H$4]*[.D55]" office:value-type="float" office:value="12.8460576999391" calcext:value-type="float">
            <text:p>12.85</text:p>
          </table:table-cell>
          <table:table-cell table:formula="of:=[.D$4]*[.B55]+[.E$4]*[.E55]+[.F$4]*[.D55]" office:value-type="float" office:value="51.3836472818687" calcext:value-type="float">
            <text:p>51.38</text:p>
          </table:table-cell>
          <table:table-cell table:formula="of:=[.E54]" office:value-type="float" office:value="12.8457610286687" calcext:value-type="float">
            <text:p>12.85</text:p>
          </table:table-cell>
          <table:table-cell table:formula="of:=[.B54]" office:value-type="float" office:value="12.8459142766305" calcext:value-type="float">
            <text:p>12.85</text:p>
          </table:table-cell>
          <table:table-cell table:formula="of:=[.C55]*[.I$4]" office:value-type="float" office:value="0.999946043989629" calcext:value-type="float">
            <text:p>1.00</text:p>
          </table:table-cell>
          <table:table-cell table:formula="of:=([.F55]-[.F54])*[.G$1]" office:value-type="float" office:value="0.0000583425578287722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5]" office:value-type="float" office:value="1" calcext:value-type="float">
            <text:p>1</text:p>
          </table:table-cell>
          <table:table-cell table:formula="of:=[.A56]-[.G$4]*[.E56]-[.H$4]*[.D56]" office:value-type="float" office:value="12.8461841580802" calcext:value-type="float">
            <text:p>12.85</text:p>
          </table:table-cell>
          <table:table-cell table:formula="of:=[.D$4]*[.B56]+[.E$4]*[.E56]+[.F$4]*[.D56]" office:value-type="float" office:value="51.3842138345889" calcext:value-type="float">
            <text:p>51.38</text:p>
          </table:table-cell>
          <table:table-cell table:formula="of:=[.E55]" office:value-type="float" office:value="12.8459142766305" calcext:value-type="float">
            <text:p>12.85</text:p>
          </table:table-cell>
          <table:table-cell table:formula="of:=[.B55]" office:value-type="float" office:value="12.8460576999391" calcext:value-type="float">
            <text:p>12.85</text:p>
          </table:table-cell>
          <table:table-cell table:formula="of:=[.C56]*[.I$4]" office:value-type="float" office:value="0.999957069329036" calcext:value-type="float">
            <text:p>1.00</text:p>
          </table:table-cell>
          <table:table-cell table:formula="of:=([.F56]-[.F55])*[.G$1]" office:value-type="float" office:value="0.0000551266970383324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6]" office:value-type="float" office:value="1" calcext:value-type="float">
            <text:p>1</text:p>
          </table:table-cell>
          <table:table-cell table:formula="of:=[.A57]-[.G$4]*[.E57]-[.H$4]*[.D57]" office:value-type="float" office:value="12.8462907556095" calcext:value-type="float">
            <text:p>12.85</text:p>
          </table:table-cell>
          <table:table-cell table:formula="of:=[.D$4]*[.B57]+[.E$4]*[.E57]+[.F$4]*[.D57]" office:value-type="float" office:value="51.384716771709" calcext:value-type="float">
            <text:p>51.38</text:p>
          </table:table-cell>
          <table:table-cell table:formula="of:=[.E56]" office:value-type="float" office:value="12.8460576999391" calcext:value-type="float">
            <text:p>12.85</text:p>
          </table:table-cell>
          <table:table-cell table:formula="of:=[.B56]" office:value-type="float" office:value="12.8461841580802" calcext:value-type="float">
            <text:p>12.85</text:p>
          </table:table-cell>
          <table:table-cell table:formula="of:=[.C57]*[.I$4]" office:value-type="float" office:value="0.999966856683773" calcext:value-type="float">
            <text:p>1.00</text:p>
          </table:table-cell>
          <table:table-cell table:formula="of:=([.F57]-[.F56])*[.G$1]" office:value-type="float" office:value="0.0000489367736816737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7]" office:value-type="float" office:value="1" calcext:value-type="float">
            <text:p>1</text:p>
          </table:table-cell>
          <table:table-cell table:formula="of:=[.A58]-[.G$4]*[.E58]-[.H$4]*[.D58]" office:value-type="float" office:value="12.8463773289254" calcext:value-type="float">
            <text:p>12.85</text:p>
          </table:table-cell>
          <table:table-cell table:formula="of:=[.D$4]*[.B58]+[.E$4]*[.E58]+[.F$4]*[.D58]" office:value-type="float" office:value="51.3851429982245" calcext:value-type="float">
            <text:p>51.39</text:p>
          </table:table-cell>
          <table:table-cell table:formula="of:=[.E57]" office:value-type="float" office:value="12.8461841580802" calcext:value-type="float">
            <text:p>12.85</text:p>
          </table:table-cell>
          <table:table-cell table:formula="of:=[.B57]" office:value-type="float" office:value="12.8462907556095" calcext:value-type="float">
            <text:p>12.85</text:p>
          </table:table-cell>
          <table:table-cell table:formula="of:=[.C58]*[.I$4]" office:value-type="float" office:value="0.999975151219887" calcext:value-type="float">
            <text:p>1.00</text:p>
          </table:table-cell>
          <table:table-cell table:formula="of:=([.F58]-[.F57])*[.G$1]" office:value-type="float" office:value="0.0000414726805703092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8]" office:value-type="float" office:value="1" calcext:value-type="float">
            <text:p>1</text:p>
          </table:table-cell>
          <table:table-cell table:formula="of:=[.A59]-[.G$4]*[.E59]-[.H$4]*[.D59]" office:value-type="float" office:value="12.8464453401489" calcext:value-type="float">
            <text:p>12.85</text:p>
          </table:table-cell>
          <table:table-cell table:formula="of:=[.D$4]*[.B59]+[.E$4]*[.E59]+[.F$4]*[.D59]" office:value-type="float" office:value="51.3854907536091" calcext:value-type="float">
            <text:p>51.39</text:p>
          </table:table-cell>
          <table:table-cell table:formula="of:=[.E58]" office:value-type="float" office:value="12.8462907556095" calcext:value-type="float">
            <text:p>12.85</text:p>
          </table:table-cell>
          <table:table-cell table:formula="of:=[.B58]" office:value-type="float" office:value="12.8463773289254" calcext:value-type="float">
            <text:p>12.85</text:p>
          </table:table-cell>
          <table:table-cell table:formula="of:=[.C59]*[.I$4]" office:value-type="float" office:value="0.99998191867684" calcext:value-type="float">
            <text:p>1.00</text:p>
          </table:table-cell>
          <table:table-cell table:formula="of:=([.F59]-[.F58])*[.G$1]" office:value-type="float" office:value="0.0000338372847674684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9]" office:value-type="float" office:value="1" calcext:value-type="float">
            <text:p>1</text:p>
          </table:table-cell>
          <table:table-cell table:formula="of:=[.A60]-[.G$4]*[.E60]-[.H$4]*[.D60]" office:value-type="float" office:value="12.8464970974773" calcext:value-type="float">
            <text:p>12.85</text:p>
          </table:table-cell>
          <table:table-cell table:formula="of:=[.D$4]*[.B60]+[.E$4]*[.E60]+[.F$4]*[.D60]" office:value-type="float" office:value="51.3857651067004" calcext:value-type="float">
            <text:p>51.39</text:p>
          </table:table-cell>
          <table:table-cell table:formula="of:=[.E59]" office:value-type="float" office:value="12.8463773289254" calcext:value-type="float">
            <text:p>12.85</text:p>
          </table:table-cell>
          <table:table-cell table:formula="of:=[.B59]" office:value-type="float" office:value="12.8464453401489" calcext:value-type="float">
            <text:p>12.85</text:p>
          </table:table-cell>
          <table:table-cell table:formula="of:=[.C60]*[.I$4]" office:value-type="float" office:value="0.999987257696212" calcext:value-type="float">
            <text:p>1.00</text:p>
          </table:table-cell>
          <table:table-cell table:formula="of:=([.F60]-[.F59])*[.G$1]" office:value-type="float" office:value="0.0000266950968619284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0]" office:value-type="float" office:value="1" calcext:value-type="float">
            <text:p>1</text:p>
          </table:table-cell>
          <table:table-cell table:formula="of:=[.A61]-[.G$4]*[.E61]-[.H$4]*[.D61]" office:value-type="float" office:value="12.8465352289911" calcext:value-type="float">
            <text:p>12.85</text:p>
          </table:table-cell>
          <table:table-cell table:formula="of:=[.D$4]*[.B61]+[.E$4]*[.E61]+[.F$4]*[.D61]" office:value-type="float" office:value="51.3859747640945" calcext:value-type="float">
            <text:p>51.39</text:p>
          </table:table-cell>
          <table:table-cell table:formula="of:=[.E60]" office:value-type="float" office:value="12.8464453401489" calcext:value-type="float">
            <text:p>12.85</text:p>
          </table:table-cell>
          <table:table-cell table:formula="of:=[.B60]" office:value-type="float" office:value="12.8464970974773" calcext:value-type="float">
            <text:p>12.85</text:p>
          </table:table-cell>
          <table:table-cell table:formula="of:=[.C61]*[.I$4]" office:value-type="float" office:value="0.9999913377118" calcext:value-type="float">
            <text:p>1.00</text:p>
          </table:table-cell>
          <table:table-cell table:formula="of:=([.F61]-[.F60])*[.G$1]" office:value-type="float" office:value="0.0000204000779380209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1]" office:value-type="float" office:value="1" calcext:value-type="float">
            <text:p>1</text:p>
          </table:table-cell>
          <table:table-cell table:formula="of:=[.A62]-[.G$4]*[.E62]-[.H$4]*[.D62]" office:value-type="float" office:value="12.8465623470683" calcext:value-type="float">
            <text:p>12.85</text:p>
          </table:table-cell>
          <table:table-cell table:formula="of:=[.D$4]*[.B62]+[.E$4]*[.E62]+[.F$4]*[.D62]" office:value-type="float" office:value="51.3861299025278" calcext:value-type="float">
            <text:p>51.39</text:p>
          </table:table-cell>
          <table:table-cell table:formula="of:=[.E61]" office:value-type="float" office:value="12.8464970974773" calcext:value-type="float">
            <text:p>12.85</text:p>
          </table:table-cell>
          <table:table-cell table:formula="of:=[.B61]" office:value-type="float" office:value="12.8465352289911" calcext:value-type="float">
            <text:p>12.85</text:p>
          </table:table-cell>
          <table:table-cell table:formula="of:=[.C62]*[.I$4]" office:value-type="float" office:value="0.999994356766905" calcext:value-type="float">
            <text:p>1.00</text:p>
          </table:table-cell>
          <table:table-cell table:formula="of:=([.F62]-[.F61])*[.G$1]" office:value-type="float" office:value="0.0000150952755229028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2]" office:value-type="float" office:value="1" calcext:value-type="float">
            <text:p>1</text:p>
          </table:table-cell>
          <table:table-cell table:formula="of:=[.A63]-[.G$4]*[.E63]-[.H$4]*[.D63]" office:value-type="float" office:value="12.8465808514634" calcext:value-type="float">
            <text:p>12.85</text:p>
          </table:table-cell>
          <table:table-cell table:formula="of:=[.D$4]*[.B63]+[.E$4]*[.E63]+[.F$4]*[.D63]" office:value-type="float" office:value="51.3862407745911" calcext:value-type="float">
            <text:p>51.39</text:p>
          </table:table-cell>
          <table:table-cell table:formula="of:=[.E62]" office:value-type="float" office:value="12.8465352289911" calcext:value-type="float">
            <text:p>12.85</text:p>
          </table:table-cell>
          <table:table-cell table:formula="of:=[.B62]" office:value-type="float" office:value="12.8465623470683" calcext:value-type="float">
            <text:p>12.85</text:p>
          </table:table-cell>
          <table:table-cell table:formula="of:=[.C63]*[.I$4]" office:value-type="float" office:value="0.999996514380989" calcext:value-type="float">
            <text:p>1.00</text:p>
          </table:table-cell>
          <table:table-cell table:formula="of:=([.F63]-[.F62])*[.G$1]" office:value-type="float" office:value="0.0000107880704230956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3]" office:value-type="float" office:value="1" calcext:value-type="float">
            <text:p>1</text:p>
          </table:table-cell>
          <table:table-cell table:formula="of:=[.A64]-[.G$4]*[.E64]-[.H$4]*[.D64]" office:value-type="float" office:value="12.8465928295893" calcext:value-type="float">
            <text:p>12.85</text:p>
          </table:table-cell>
          <table:table-cell table:formula="of:=[.D$4]*[.B64]+[.E$4]*[.E64]+[.F$4]*[.D64]" office:value-type="float" office:value="51.3863168795845" calcext:value-type="float">
            <text:p>51.39</text:p>
          </table:table-cell>
          <table:table-cell table:formula="of:=[.E63]" office:value-type="float" office:value="12.8465623470683" calcext:value-type="float">
            <text:p>12.85</text:p>
          </table:table-cell>
          <table:table-cell table:formula="of:=[.B63]" office:value-type="float" office:value="12.8465808514634" calcext:value-type="float">
            <text:p>12.85</text:p>
          </table:table-cell>
          <table:table-cell table:formula="of:=[.C64]*[.I$4]" office:value-type="float" office:value="0.999997995414179" calcext:value-type="float">
            <text:p>1.00</text:p>
          </table:table-cell>
          <table:table-cell table:formula="of:=([.F64]-[.F63])*[.G$1]" office:value-type="float" office:value="0.0000074051659482155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4]" office:value-type="float" office:value="1" calcext:value-type="float">
            <text:p>1</text:p>
          </table:table-cell>
          <table:table-cell table:formula="of:=[.A65]-[.G$4]*[.E65]-[.H$4]*[.D65]" office:value-type="float" office:value="12.8466000219521" calcext:value-type="float">
            <text:p>12.85</text:p>
          </table:table-cell>
          <table:table-cell table:formula="of:=[.D$4]*[.B65]+[.E$4]*[.E65]+[.F$4]*[.D65]" office:value-type="float" office:value="51.3863665325942" calcext:value-type="float">
            <text:p>51.39</text:p>
          </table:table-cell>
          <table:table-cell table:formula="of:=[.E64]" office:value-type="float" office:value="12.8465808514634" calcext:value-type="float">
            <text:p>12.85</text:p>
          </table:table-cell>
          <table:table-cell table:formula="of:=[.B64]" office:value-type="float" office:value="12.8465928295893" calcext:value-type="float">
            <text:p>12.85</text:p>
          </table:table-cell>
          <table:table-cell table:formula="of:=[.C65]*[.I$4]" office:value-type="float" office:value="0.999998961681333" calcext:value-type="float">
            <text:p>1.00</text:p>
          </table:table-cell>
          <table:table-cell table:formula="of:=([.F65]-[.F64])*[.G$1]" office:value-type="float" office:value="0.0000048313357703389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5]" office:value-type="float" office:value="1" calcext:value-type="float">
            <text:p>1</text:p>
          </table:table-cell>
          <table:table-cell table:formula="of:=[.A66]-[.G$4]*[.E66]-[.H$4]*[.D66]" office:value-type="float" office:value="12.8466038287467" calcext:value-type="float">
            <text:p>12.85</text:p>
          </table:table-cell>
          <table:table-cell table:formula="of:=[.D$4]*[.B66]+[.E$4]*[.E66]+[.F$4]*[.D66]" office:value-type="float" office:value="51.3863967022401" calcext:value-type="float">
            <text:p>51.39</text:p>
          </table:table-cell>
          <table:table-cell table:formula="of:=[.E65]" office:value-type="float" office:value="12.8465928295893" calcext:value-type="float">
            <text:p>12.85</text:p>
          </table:table-cell>
          <table:table-cell table:formula="of:=[.B65]" office:value-type="float" office:value="12.8466000219521" calcext:value-type="float">
            <text:p>12.85</text:p>
          </table:table-cell>
          <table:table-cell table:formula="of:=[.C66]*[.I$4]" office:value-type="float" office:value="0.999999548794544" calcext:value-type="float">
            <text:p>1.00</text:p>
          </table:table-cell>
          <table:table-cell table:formula="of:=([.F66]-[.F65])*[.G$1]" office:value-type="float" office:value="0.00000293556605468481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6]" office:value-type="float" office:value="1" calcext:value-type="float">
            <text:p>1</text:p>
          </table:table-cell>
          <table:table-cell table:formula="of:=[.A67]-[.G$4]*[.E67]-[.H$4]*[.D67]" office:value-type="float" office:value="12.8466053402414" calcext:value-type="float">
            <text:p>12.85</text:p>
          </table:table-cell>
          <table:table-cell table:formula="of:=[.D$4]*[.B67]+[.E$4]*[.E67]+[.F$4]*[.D67]" office:value-type="float" office:value="51.3864130196868" calcext:value-type="float">
            <text:p>51.39</text:p>
          </table:table-cell>
          <table:table-cell table:formula="of:=[.E66]" office:value-type="float" office:value="12.8466000219521" calcext:value-type="float">
            <text:p>12.85</text:p>
          </table:table-cell>
          <table:table-cell table:formula="of:=[.B66]" office:value-type="float" office:value="12.8466038287467" calcext:value-type="float">
            <text:p>12.85</text:p>
          </table:table-cell>
          <table:table-cell table:formula="of:=[.C67]*[.I$4]" office:value-type="float" office:value="0.999999866338492" calcext:value-type="float">
            <text:p>1.00</text:p>
          </table:table-cell>
          <table:table-cell table:formula="of:=([.F67]-[.F66])*[.G$1]" office:value-type="float" office:value="0.00000158771974234639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7]" office:value-type="float" office:value="1" calcext:value-type="float">
            <text:p>1</text:p>
          </table:table-cell>
          <table:table-cell table:formula="of:=[.A68]-[.G$4]*[.E68]-[.H$4]*[.D68]" office:value-type="float" office:value="12.8466053788437" calcext:value-type="float">
            <text:p>12.85</text:p>
          </table:table-cell>
          <table:table-cell table:formula="of:=[.D$4]*[.B68]+[.E$4]*[.E68]+[.F$4]*[.D68]" office:value-type="float" office:value="51.3864198880732" calcext:value-type="float">
            <text:p>51.39</text:p>
          </table:table-cell>
          <table:table-cell table:formula="of:=[.E67]" office:value-type="float" office:value="12.8466038287467" calcext:value-type="float">
            <text:p>12.85</text:p>
          </table:table-cell>
          <table:table-cell table:formula="of:=[.B67]" office:value-type="float" office:value="12.8466053402414" calcext:value-type="float">
            <text:p>12.85</text:p>
          </table:table-cell>
          <table:table-cell table:formula="of:=[.C68]*[.I$4]" office:value-type="float" office:value="1" calcext:value-type="float">
            <text:p>1.00</text:p>
          </table:table-cell>
          <table:table-cell table:formula="of:=([.F68]-[.F67])*[.G$1]" office:value-type="float" office:value="0.000000668307537088353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8]" office:value-type="float" office:value="1" calcext:value-type="float">
            <text:p>1</text:p>
          </table:table-cell>
          <table:table-cell table:formula="of:=[.A69]-[.G$4]*[.E69]-[.H$4]*[.D69]" office:value-type="float" office:value="12.8466045447873" calcext:value-type="float">
            <text:p>12.85</text:p>
          </table:table-cell>
          <table:table-cell table:formula="of:=[.D$4]*[.B69]+[.E$4]*[.E69]+[.F$4]*[.D69]" office:value-type="float" office:value="51.386420642716" calcext:value-type="float">
            <text:p>51.39</text:p>
          </table:table-cell>
          <table:table-cell table:formula="of:=[.E68]" office:value-type="float" office:value="12.8466053402414" calcext:value-type="float">
            <text:p>12.85</text:p>
          </table:table-cell>
          <table:table-cell table:formula="of:=[.B68]" office:value-type="float" office:value="12.8466053788437" calcext:value-type="float">
            <text:p>12.85</text:p>
          </table:table-cell>
          <table:table-cell table:formula="of:=[.C69]*[.I$4]" office:value-type="float" office:value="1.00000001468565" calcext:value-type="float">
            <text:p>1.00</text:p>
          </table:table-cell>
          <table:table-cell table:formula="of:=([.F69]-[.F68])*[.G$1]" office:value-type="float" office:value="0.000000073428240709994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9]" office:value-type="float" office:value="1" calcext:value-type="float">
            <text:p>1</text:p>
          </table:table-cell>
          <table:table-cell table:formula="of:=[.A70]-[.G$4]*[.E70]-[.H$4]*[.D70]" office:value-type="float" office:value="12.8466032604033" calcext:value-type="float">
            <text:p>12.85</text:p>
          </table:table-cell>
          <table:table-cell table:formula="of:=[.D$4]*[.B70]+[.E$4]*[.E70]+[.F$4]*[.D70]" office:value-type="float" office:value="51.3864177288216" calcext:value-type="float">
            <text:p>51.39</text:p>
          </table:table-cell>
          <table:table-cell table:formula="of:=[.E69]" office:value-type="float" office:value="12.8466053788437" calcext:value-type="float">
            <text:p>12.85</text:p>
          </table:table-cell>
          <table:table-cell table:formula="of:=[.B69]" office:value-type="float" office:value="12.8466045447873" calcext:value-type="float">
            <text:p>12.85</text:p>
          </table:table-cell>
          <table:table-cell table:formula="of:=[.C70]*[.I$4]" office:value-type="float" office:value="0.999999957980113" calcext:value-type="float">
            <text:p>1.00</text:p>
          </table:table-cell>
          <table:table-cell table:formula="of:=([.F70]-[.F69])*[.G$1]" office:value-type="float" office:value="-0.000000283527676891993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70]" office:value-type="float" office:value="1" calcext:value-type="float">
            <text:p>1</text:p>
          </table:table-cell>
          <table:table-cell table:formula="of:=[.A71]-[.G$4]*[.E71]-[.H$4]*[.D71]" office:value-type="float" office:value="12.8466018101067" calcext:value-type="float">
            <text:p>12.85</text:p>
          </table:table-cell>
          <table:table-cell table:formula="of:=[.D$4]*[.B71]+[.E$4]*[.E71]+[.F$4]*[.D71]" office:value-type="float" office:value="51.3864128757007" calcext:value-type="float">
            <text:p>51.39</text:p>
          </table:table-cell>
          <table:table-cell table:formula="of:=[.E70]" office:value-type="float" office:value="12.8466045447873" calcext:value-type="float">
            <text:p>12.85</text:p>
          </table:table-cell>
          <table:table-cell table:formula="of:=[.B70]" office:value-type="float" office:value="12.8466032604033" calcext:value-type="float">
            <text:p>12.85</text:p>
          </table:table-cell>
          <table:table-cell table:formula="of:=[.C71]*[.I$4]" office:value-type="float" office:value="0.999999863536466" calcext:value-type="float">
            <text:p>1.00</text:p>
          </table:table-cell>
          <table:table-cell table:formula="of:=([.F71]-[.F70])*[.G$1]" office:value-type="float" office:value="-0.000000472218235070265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71]" office:value-type="float" office:value="1" calcext:value-type="float">
            <text:p>1</text:p>
          </table:table-cell>
          <table:table-cell table:formula="of:=[.A72]-[.G$4]*[.E72]-[.H$4]*[.D72]" office:value-type="float" office:value="12.8466003747423" calcext:value-type="float">
            <text:p>12.85</text:p>
          </table:table-cell>
          <table:table-cell table:formula="of:=[.D$4]*[.B72]+[.E$4]*[.E72]+[.F$4]*[.D72]" office:value-type="float" office:value="51.3864072553591" calcext:value-type="float">
            <text:p>51.39</text:p>
          </table:table-cell>
          <table:table-cell table:formula="of:=[.E71]" office:value-type="float" office:value="12.8466032604033" calcext:value-type="float">
            <text:p>12.85</text:p>
          </table:table-cell>
          <table:table-cell table:formula="of:=[.B71]" office:value-type="float" office:value="12.8466018101067" calcext:value-type="float">
            <text:p>12.85</text:p>
          </table:table-cell>
          <table:table-cell table:formula="of:=[.C72]*[.I$4]" office:value-type="float" office:value="0.999999754162401" calcext:value-type="float">
            <text:p>1.00</text:p>
          </table:table-cell>
          <table:table-cell table:formula="of:=([.F72]-[.F71])*[.G$1]" office:value-type="float" office:value="-0.000000546870322359894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72]" office:value-type="float" office:value="1" calcext:value-type="float">
            <text:p>1</text:p>
          </table:table-cell>
          <table:table-cell table:formula="of:=[.A73]-[.G$4]*[.E73]-[.H$4]*[.D73]" office:value-type="float" office:value="12.8465990599255" calcext:value-type="float">
            <text:p>12.85</text:p>
          </table:table-cell>
          <table:table-cell table:formula="of:=[.D$4]*[.B73]+[.E$4]*[.E73]+[.F$4]*[.D73]" office:value-type="float" office:value="51.3864016195168" calcext:value-type="float">
            <text:p>51.39</text:p>
          </table:table-cell>
          <table:table-cell table:formula="of:=[.E72]" office:value-type="float" office:value="12.8466018101067" calcext:value-type="float">
            <text:p>12.85</text:p>
          </table:table-cell>
          <table:table-cell table:formula="of:=[.B72]" office:value-type="float" office:value="12.8466003747423" calcext:value-type="float">
            <text:p>12.85</text:p>
          </table:table-cell>
          <table:table-cell table:formula="of:=[.C73]*[.I$4]" office:value-type="float" office:value="0.999999644486688" calcext:value-type="float">
            <text:p>1.00</text:p>
          </table:table-cell>
          <table:table-cell table:formula="of:=([.F73]-[.F72])*[.G$1]" office:value-type="float" office:value="-0.000000548378568110408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73]" office:value-type="float" office:value="1" calcext:value-type="float">
            <text:p>1</text:p>
          </table:table-cell>
          <table:table-cell table:formula="of:=[.A74]-[.G$4]*[.E74]-[.H$4]*[.D74]" office:value-type="float" office:value="12.8465979186323" calcext:value-type="float">
            <text:p>12.85</text:p>
          </table:table-cell>
          <table:table-cell table:formula="of:=[.D$4]*[.B74]+[.E$4]*[.E74]+[.F$4]*[.D74]" office:value-type="float" office:value="51.3863964132255" calcext:value-type="float">
            <text:p>51.39</text:p>
          </table:table-cell>
          <table:table-cell table:formula="of:=[.E73]" office:value-type="float" office:value="12.8466003747423" calcext:value-type="float">
            <text:p>12.85</text:p>
          </table:table-cell>
          <table:table-cell table:formula="of:=[.B73]" office:value-type="float" office:value="12.8465990599255" calcext:value-type="float">
            <text:p>12.85</text:p>
          </table:table-cell>
          <table:table-cell table:formula="of:=[.C74]*[.I$4]" office:value-type="float" office:value="0.999999543170206" calcext:value-type="float">
            <text:p>1.00</text:p>
          </table:table-cell>
          <table:table-cell table:formula="of:=([.F74]-[.F73])*[.G$1]" office:value-type="float" office:value="-0.00000050658240768886" calcext:value-type="float">
            <text:p>0.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1:20:08.314524193</meta:creation-date>
    <dc:date>2019-04-16T21:50:05.246546082</dc:date>
    <meta:editing-duration>PT48M23S</meta:editing-duration>
    <meta:editing-cycles>9</meta:editing-cycles>
    <meta:generator>LibreOffice/5.1.6.2$Linux_X86_64 LibreOffice_project/10m0$Build-2</meta:generator>
    <meta:document-statistic meta:table-count="1" meta:cell-count="5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2cm" svg:height="13.208cm" xlink:href=".." xlink:type="simple" chart:class="chart:line" chart:style-name="ch1">
        <chart:legend chart:legend-position="end" svg:x="19.294cm" svg:y="6.056cm" style:legend-expansion="high" chart:style-name="ch2"/>
        <chart:plot-area chart:style-name="ch3" table:cell-range-address="Sheet1.F15:Sheet1.G74" chart:data-source-has-labels="row" svg:x="0.442cm" svg:y="0.264cm" svg:width="18.41cm" svg:height="12.68cm">
          <chartooo:coordinate-region svg:x="1.275cm" svg:y="0.464cm" svg:width="17.577cm" svg:height="12.2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5:Sheet1.F74" chart:class="chart:line">
            <chart:data-point chart:repeated="60"/>
          </chart:series>
          <chart:series chart:style-name="ch7" chart:values-cell-range-address="Sheet1.G15:Sheet1.G74" loext:label-string="derivative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eriv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5:Sheet1.F74</svg:desc>
                </draw:g>
              </table:table-cell>
              <table:table-cell office:value-type="float" office:value="0">
                <text:p>0</text:p>
                <draw:g>
                  <svg:desc>Sheet1.G15:Sheet1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4603944423087">
                <text:p>0.0194603944423087</text:p>
              </table:table-cell>
              <table:table-cell office:value-type="float" office:value="0.0973019722115435">
                <text:p>0.0973019722115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7816931265143">
                <text:p>0.087816931265143</text:p>
              </table:table-cell>
              <table:table-cell office:value-type="float" office:value="0.341782684114172">
                <text:p>0.341782684114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9183083756031">
                <text:p>0.199183083756031</text:p>
              </table:table-cell>
              <table:table-cell office:value-type="float" office:value="0.556830762454439">
                <text:p>0.556830762454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274881389104">
                <text:p>0.327274881389104</text:p>
              </table:table-cell>
              <table:table-cell office:value-type="float" office:value="0.640458988165365">
                <text:p>0.640458988165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5271282134412">
                <text:p>0.455271282134412</text:p>
              </table:table-cell>
              <table:table-cell office:value-type="float" office:value="0.639982003726543">
                <text:p>0.639982003726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3247906799331">
                <text:p>0.573247906799331</text:p>
              </table:table-cell>
              <table:table-cell office:value-type="float" office:value="0.589883123324591">
                <text:p>0.589883123324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6124967253696">
                <text:p>0.676124967253696</text:p>
              </table:table-cell>
              <table:table-cell office:value-type="float" office:value="0.514385302271828">
                <text:p>0.514385302271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2078531591472">
                <text:p>0.762078531591472</text:p>
              </table:table-cell>
              <table:table-cell office:value-type="float" office:value="0.429767821688881">
                <text:p>0.429767821688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1349031378372">
                <text:p>0.831349031378372</text:p>
              </table:table-cell>
              <table:table-cell office:value-type="float" office:value="0.346352498934497">
                <text:p>0.346352498934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5377064008913">
                <text:p>0.885377064008913</text:p>
              </table:table-cell>
              <table:table-cell office:value-type="float" office:value="0.270140163152705">
                <text:p>0.270140163152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6199713537142">
                <text:p>0.926199713537142</text:p>
              </table:table-cell>
              <table:table-cell office:value-type="float" office:value="0.204113247641147">
                <text:p>0.204113247641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6047683242159">
                <text:p>0.956047683242159</text:p>
              </table:table-cell>
              <table:table-cell office:value-type="float" office:value="0.149239848525086">
                <text:p>0.149239848525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709235520547">
                <text:p>0.97709235520547</text:p>
              </table:table-cell>
              <table:table-cell office:value-type="float" office:value="0.105223359816555">
                <text:p>0.105223359816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301061992874">
                <text:p>0.991301061992874</text:p>
              </table:table-cell>
              <table:table-cell office:value-type="float" office:value="0.0710435339370213">
                <text:p>0.071043533937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036751691043">
                <text:p>1.00036751691043</text:p>
              </table:table-cell>
              <table:table-cell office:value-type="float" office:value="0.0453322745877616">
                <text:p>0.0453322745877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569203626278">
                <text:p>1.00569203626278</text:p>
              </table:table-cell>
              <table:table-cell office:value-type="float" office:value="0.0266225967617573">
                <text:p>0.0266225967617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839270030069">
                <text:p>1.00839270030069</text:p>
              </table:table-cell>
              <table:table-cell office:value-type="float" office:value="0.0135033201895496">
                <text:p>0.0135033201895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933391280143">
                <text:p>1.00933391280143</text:p>
              </table:table-cell>
              <table:table-cell office:value-type="float" office:value="0.00470606250372985">
                <text:p>0.00470606250372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9163010362">
                <text:p>1.009163010362</text:p>
              </table:table-cell>
              <table:table-cell office:value-type="float" office:value="-0.000854512197160373">
                <text:p>-0.000854512197160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834877483193">
                <text:p>1.00834877483193</text:p>
              </table:table-cell>
              <table:table-cell office:value-type="float" office:value="-0.00407117765037102">
                <text:p>-0.00407117765037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21807156366">
                <text:p>1.00721807156366</text:p>
              </table:table-cell>
              <table:table-cell office:value-type="float" office:value="-0.00565351634134625">
                <text:p>-0.00565351634134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598852909027">
                <text:p>1.00598852909027</text:p>
              </table:table-cell>
              <table:table-cell office:value-type="float" office:value="-0.00614771236694844">
                <text:p>-0.00614771236694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479633766636">
                <text:p>1.00479633766636</text:p>
              </table:table-cell>
              <table:table-cell office:value-type="float" office:value="-0.0059609571195407">
                <text:p>-0.0059609571195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371900190967">
                <text:p>1.00371900190967</text:p>
              </table:table-cell>
              <table:table-cell office:value-type="float" office:value="-0.00538667878344334">
                <text:p>-0.00538667878344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279334304223">
                <text:p>1.00279334304223</text:p>
              </table:table-cell>
              <table:table-cell office:value-type="float" office:value="-0.00462829433722778">
                <text:p>-0.00462829433722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202929498414">
                <text:p>1.00202929498414</text:p>
              </table:table-cell>
              <table:table-cell office:value-type="float" office:value="-0.00382024029045525">
                <text:p>-0.00382024029045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142014306192">
                <text:p>1.00142014306192</text:p>
              </table:table-cell>
              <table:table-cell office:value-type="float" office:value="-0.00304575961107889">
                <text:p>-0.00304575961107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094986529861">
                <text:p>1.00094986529861</text:p>
              </table:table-cell>
              <table:table-cell office:value-type="float" office:value="-0.00235138881654606">
                <text:p>-0.00235138881654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059819149605">
                <text:p>1.00059819149605</text:p>
              </table:table-cell>
              <table:table-cell office:value-type="float" office:value="-0.00175836901277981">
                <text:p>-0.00175836901277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034392100467">
                <text:p>1.00034392100467</text:p>
              </table:table-cell>
              <table:table-cell office:value-type="float" office:value="-0.00127135245690746">
                <text:p>-0.00127135245690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016695409313">
                <text:p>1.00016695409313</text:p>
              </table:table-cell>
              <table:table-cell office:value-type="float" office:value="-0.000884834557709491">
                <text:p>-0.000884834557709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004940565163">
                <text:p>1.00004940565163</text:p>
              </table:table-cell>
              <table:table-cell office:value-type="float" office:value="-0.000587742207498465">
                <text:p>-0.000587742207498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976090376382">
                <text:p>0.999976090376382</text:p>
              </table:table-cell>
              <table:table-cell office:value-type="float" office:value="-0.000366576376246153">
                <text:p>-0.000366576376246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934599084263">
                <text:p>0.999934599084263</text:p>
              </table:table-cell>
              <table:table-cell office:value-type="float" office:value="-0.000207456460598054">
                <text:p>-0.000207456460598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915127674213">
                <text:p>0.999915127674213</text:p>
              </table:table-cell>
              <table:table-cell office:value-type="float" office:value="-0.0000973570502471599">
                <text:p>-0.0000973570502471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910173355447">
                <text:p>0.999910173355447</text:p>
              </table:table-cell>
              <table:table-cell office:value-type="float" office:value="-0.0000247715938306303">
                <text:p>-0.0000247715938306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914176150861">
                <text:p>0.999914176150861</text:p>
              </table:table-cell>
              <table:table-cell office:value-type="float" office:value="0.0000200139770700769">
                <text:p>0.0000200139770700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92315599474">
                <text:p>0.99992315599474</text:p>
              </table:table-cell>
              <table:table-cell office:value-type="float" office:value="0.0000448992193929909">
                <text:p>0.0000448992193929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934375478063">
                <text:p>0.999934375478063</text:p>
              </table:table-cell>
              <table:table-cell office:value-type="float" office:value="0.000056097416615275">
                <text:p>0.000056097416615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946043989629">
                <text:p>0.999946043989629</text:p>
              </table:table-cell>
              <table:table-cell office:value-type="float" office:value="0.0000583425578287722">
                <text:p>0.0000583425578287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957069329036">
                <text:p>0.999957069329036</text:p>
              </table:table-cell>
              <table:table-cell office:value-type="float" office:value="0.0000551266970383324">
                <text:p>0.0000551266970383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966856683773">
                <text:p>0.999966856683773</text:p>
              </table:table-cell>
              <table:table-cell office:value-type="float" office:value="0.0000489367736816737">
                <text:p>0.0000489367736816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975151219887">
                <text:p>0.999975151219887</text:p>
              </table:table-cell>
              <table:table-cell office:value-type="float" office:value="0.0000414726805703092">
                <text:p>0.0000414726805703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98191867684">
                <text:p>0.99998191867684</text:p>
              </table:table-cell>
              <table:table-cell office:value-type="float" office:value="0.0000338372847674684">
                <text:p>0.0000338372847674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987257696212">
                <text:p>0.999987257696212</text:p>
              </table:table-cell>
              <table:table-cell office:value-type="float" office:value="0.0000266950968619284">
                <text:p>0.0000266950968619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9913377118">
                <text:p>0.9999913377118</text:p>
              </table:table-cell>
              <table:table-cell office:value-type="float" office:value="0.0000204000779380209">
                <text:p>0.0000204000779380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994356766905">
                <text:p>0.999994356766905</text:p>
              </table:table-cell>
              <table:table-cell office:value-type="float" office:value="0.0000150952755229028">
                <text:p>0.0000150952755229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996514380989">
                <text:p>0.999996514380989</text:p>
              </table:table-cell>
              <table:table-cell office:value-type="float" office:value="0.0000107880704230956">
                <text:p>0.00001078807042309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997995414179">
                <text:p>0.999997995414179</text:p>
              </table:table-cell>
              <table:table-cell office:value-type="float" office:value="0.0000074051659482155">
                <text:p>0.0000074051659482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998961681333">
                <text:p>0.999998961681333</text:p>
              </table:table-cell>
              <table:table-cell office:value-type="float" office:value="0.0000048313357703389">
                <text:p>0.00000483133577033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999548794544">
                <text:p>0.999999548794544</text:p>
              </table:table-cell>
              <table:table-cell office:value-type="float" office:value="0.00000293556605468481">
                <text:p>0.000002935566054684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999866338492">
                <text:p>0.999999866338492</text:p>
              </table:table-cell>
              <table:table-cell office:value-type="float" office:value="0.00000158771974234639">
                <text:p>0.00000158771974234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00000668307537088353">
                <text:p>0.000000668307537088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000001468565">
                <text:p>1.00000001468565</text:p>
              </table:table-cell>
              <table:table-cell office:value-type="float" office:value="0.000000073428240709994">
                <text:p>0.000000073428240709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999957980113">
                <text:p>0.999999957980113</text:p>
              </table:table-cell>
              <table:table-cell office:value-type="float" office:value="-0.000000283527676891993">
                <text:p>-0.000000283527676891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999863536466">
                <text:p>0.999999863536466</text:p>
              </table:table-cell>
              <table:table-cell office:value-type="float" office:value="-0.000000472218235070265">
                <text:p>-0.000000472218235070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999754162401">
                <text:p>0.999999754162401</text:p>
              </table:table-cell>
              <table:table-cell office:value-type="float" office:value="-0.000000546870322359894">
                <text:p>-0.000000546870322359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999644486688">
                <text:p>0.999999644486688</text:p>
              </table:table-cell>
              <table:table-cell office:value-type="float" office:value="-0.000000548378568110408">
                <text:p>-0.000000548378568110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999543170206">
                <text:p>0.999999543170206</text:p>
              </table:table-cell>
              <table:table-cell office:value-type="float" office:value="-0.00000050658240768886">
                <text:p>-0.00000050658240768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